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Text_20_body">
      <style:paragraph-properties fo:margin-left="0cm" fo:margin-right="0cm" fo:margin-top="0cm" fo:margin-bottom="0.318cm" style:contextual-spacing="false" fo:orphans="2" fo:widows="2" fo:text-indent="0cm" style:auto-text-indent="false"/>
      <style:text-properties style:font-name="Liberation Serif" fo:font-size="10pt" officeooo:paragraph-rsid="001c57c5" style:font-size-asian="10pt" style:font-size-complex="10pt"/>
    </style:style>
    <style:style style:name="P2" style:family="paragraph" style:parent-style-name="Text_20_body">
      <style:paragraph-properties fo:margin-left="0cm" fo:margin-right="0cm" fo:margin-top="0.423cm" fo:margin-bottom="0.423cm" style:contextual-spacing="false" fo:orphans="2" fo:widows="2" fo:text-indent="0cm" style:auto-text-indent="false"/>
      <style:text-properties fo:color="#f9fafb" loext:opacity="100%" style:font-name="Liberation Serif" officeooo:paragraph-rsid="001c57c5"/>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1c57c5"/>
    </style:style>
    <style:style style:name="P4" style:family="paragraph" style:parent-style-name="Text_20_body" style:list-style-name="L1">
      <style:paragraph-properties fo:margin-left="0cm" fo:margin-right="0cm" fo:margin-top="0cm" fo:margin-bottom="0.212cm" style:contextual-spacing="false" fo:orphans="2" fo:widows="2" fo:text-indent="0cm" style:auto-text-indent="false" fo:padding="0cm" fo:border="none"/>
      <style:text-properties officeooo:paragraph-rsid="001c57c5"/>
    </style:style>
    <style:style style:name="P5" style:family="paragraph" style:parent-style-name="Text_20_body">
      <style:paragraph-properties fo:margin-left="0cm" fo:margin-right="0cm" fo:margin-top="0.423cm" fo:margin-bottom="0.423cm" style:contextual-spacing="false" fo:orphans="2" fo:widows="2" fo:text-indent="0cm" style:auto-text-indent="false"/>
      <style:text-properties fo:color="#f9fafb" loext:opacity="100%" style:font-name="quote-cjk-patch" officeooo:paragraph-rsid="001c57c5"/>
    </style:style>
    <style:style style:name="P6" style:family="paragraph" style:parent-style-name="reddit">
      <style:paragraph-properties fo:break-before="page"/>
    </style:style>
    <style:style style:name="P7"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officeooo:paragraph-rsid="001ce656" style:font-size-asian="10pt" style:font-size-complex="10pt" loext:padding="0cm" loext:border="none"/>
    </style:style>
    <style:style style:name="P8"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1e31d4"/>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1ce656"/>
    </style:style>
    <style:style style:name="P10" style:family="paragraph" style:parent-style-name="Text_20_body" style:list-style-name="L2">
      <style:paragraph-properties fo:margin-left="0cm" fo:margin-right="0cm" fo:margin-top="0cm" fo:margin-bottom="0.212cm" style:contextual-spacing="false" fo:orphans="2" fo:widows="2" fo:text-indent="0cm" style:auto-text-indent="false" fo:padding="0cm" fo:border="none"/>
      <style:text-properties officeooo:paragraph-rsid="001ce656"/>
    </style:style>
    <style:style style:name="P11"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1ce656"/>
    </style:style>
    <style:style style:name="P12" style:family="paragraph" style:parent-style-name="Horizontal_20_Line">
      <style:paragraph-properties fo:orphans="2" fo:widows="2" fo:text-indent="0cm" style:auto-text-indent="false"/>
      <style:text-properties fo:color="#ffffff" loext:opacity="100%" style:font-name="Liberation Serif" fo:font-size="10pt" officeooo:paragraph-rsid="001ce656" style:font-size-asian="10pt" style:font-size-complex="10pt"/>
    </style:style>
    <style:style style:name="P13"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paragraph-rsid="001ce656" loext:padding="0cm" loext:border="none"/>
    </style:style>
    <style:style style:name="P14" style:family="paragraph" style:parent-style-name="Text_20_body" style:list-style-name="L3">
      <style:paragraph-properties fo:margin-left="0cm" fo:margin-right="0cm" fo:margin-top="0cm" fo:margin-bottom="0.212cm" style:contextual-spacing="false" fo:orphans="2" fo:widows="2" fo:text-indent="0cm" style:auto-text-indent="false" fo:padding="0cm" fo:border="none"/>
      <style:text-properties officeooo:paragraph-rsid="001ce656"/>
    </style:style>
    <style:style style:name="P15"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ce656"/>
    </style:style>
    <style:style style:name="P16"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officeooo:paragraph-rsid="001ce656"/>
    </style:style>
    <style:style style:name="P17" style:family="paragraph" style:parent-style-name="Horizontal_20_Line">
      <style:paragraph-properties fo:orphans="2" fo:widows="2" fo:text-indent="0cm" style:auto-text-indent="false"/>
      <style:text-properties fo:color="#ffffff" loext:opacity="100%" style:font-name="Liberation Serif" officeooo:paragraph-rsid="001ce656"/>
    </style:style>
    <style:style style:name="P18"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paragraph-rsid="001ce656" style:font-size-asian="10pt" style:font-size-complex="10pt" loext:padding="0cm" loext:border="none"/>
    </style:style>
    <style:style style:name="P19"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1.5pt solid #81858c" fo:border-right="none" fo:border-top="none" fo:border-bottom="none"/>
      <style:text-properties fo:font-variant="normal" fo:text-transform="none" fo:color="#ffffff" loext:opacity="100%" style:font-name="Liberation Serif" fo:font-size="10pt" fo:letter-spacing="normal" fo:font-style="normal" fo:font-weight="normal" officeooo:paragraph-rsid="001ce656" style:font-size-asian="10pt" style:font-size-complex="10pt" loext:padding="0cm" loext:border="none"/>
    </style:style>
    <style:style style:name="P20"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officeooo:paragraph-rsid="001ce656"/>
    </style:style>
    <style:style style:name="P21" style:family="paragraph" style:parent-style-name="Text_20_body" style:list-style-name="L5">
      <style:paragraph-properties fo:margin-left="0cm" fo:margin-right="0cm" fo:margin-top="0cm" fo:margin-bottom="0.212cm" style:contextual-spacing="false" fo:orphans="2" fo:widows="2" fo:text-indent="0cm" style:auto-text-indent="false" fo:padding="0cm" fo:border="none"/>
      <style:text-properties officeooo:paragraph-rsid="001ce656"/>
    </style:style>
    <style:style style:name="P2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officeooo:paragraph-rsid="001ce656"/>
    </style:style>
    <style:style style:name="P23" style:family="paragraph" style:parent-style-name="Text_20_body">
      <style:paragraph-properties fo:margin-left="0cm" fo:margin-right="0cm" fo:margin-top="0.423cm" fo:margin-bottom="0cm" style:contextual-spacing="false" fo:orphans="2" fo:widows="2" fo:text-indent="0cm" style:auto-text-indent="false"/>
      <style:text-properties officeooo:paragraph-rsid="001ce656"/>
    </style:style>
    <style:style style:name="P24"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officeooo:paragraph-rsid="001e620d" style:font-size-asian="10pt" style:font-size-complex="10pt" loext:padding="0cm" loext:border="none"/>
    </style:style>
    <style:style style:name="P25" style:family="paragraph" style:parent-style-name="Text_20_body">
      <style:paragraph-properties fo:margin-left="0cm" fo:margin-right="0cm" fo:margin-top="0cm" fo:margin-bottom="0.423cm" style:contextual-spacing="false" fo:orphans="2" fo:widows="2" fo:text-indent="0cm" style:auto-text-indent="false"/>
      <style:text-properties officeooo:paragraph-rsid="001faab7"/>
    </style:style>
    <style:style style:name="P26"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27"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1e620d"/>
    </style:style>
    <style:style style:name="P28"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29" style:family="paragraph" style:parent-style-name="Text_20_body" style:list-style-name="L9">
      <style:paragraph-properties fo:margin-left="0cm" fo:margin-right="0cm" fo:margin-top="0cm" fo:margin-bottom="0.212cm" style:contextual-spacing="false" fo:orphans="2" fo:widows="2" fo:text-indent="0cm" style:auto-text-indent="false" fo:padding="0cm" fo:border="none"/>
      <style:text-properties officeooo:paragraph-rsid="001e620d"/>
    </style:style>
    <style:style style:name="P30"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31"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paragraph-rsid="001e620d" style:font-size-asian="10pt" style:font-size-complex="10pt" loext:padding="0cm" loext:border="none"/>
    </style:style>
    <style:style style:name="P32"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33"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officeooo:paragraph-rsid="001e620d"/>
    </style:style>
    <style:style style:name="P34"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35"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officeooo:paragraph-rsid="001e620d"/>
    </style:style>
    <style:style style:name="P36"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officeooo:paragraph-rsid="002331ad" style:font-size-asian="10pt" style:font-size-complex="10pt" loext:padding="0cm" loext:border="none"/>
    </style:style>
    <style:style style:name="P37" style:family="paragraph" style:parent-style-name="Text_20_body">
      <style:paragraph-properties fo:margin-left="0cm" fo:margin-right="0cm" fo:margin-top="0cm" fo:margin-bottom="0.423cm" style:contextual-spacing="false" fo:orphans="2" fo:widows="2" fo:text-indent="0cm" style:auto-text-indent="false"/>
      <style:text-properties officeooo:paragraph-rsid="002331ad"/>
    </style:style>
    <style:style style:name="P38"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24cd2b"/>
    </style:style>
    <style:style style:name="P39" style:family="paragraph" style:parent-style-name="Text_20_body" style:list-style-name="L13">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0"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2331ad"/>
    </style:style>
    <style:style style:name="P41" style:family="paragraph" style:parent-style-name="Text_20_body" style:list-style-name="L14">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2"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paragraph-rsid="002331ad" loext:padding="0cm" loext:border="none"/>
    </style:style>
    <style:style style:name="P43" style:family="paragraph" style:parent-style-name="Text_20_body" style:list-style-name="L15">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4" style:family="paragraph" style:parent-style-name="Text_20_body" style:list-style-name="L16">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5" style:family="paragraph" style:parent-style-name="Text_20_body" style:list-style-name="L17">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6" style:family="paragraph" style:parent-style-name="Text_20_body" style:list-style-name="L17">
      <style:paragraph-properties fo:margin-left="0cm" fo:margin-right="0cm" fo:margin-top="0cm" fo:margin-bottom="0.212cm" style:contextual-spacing="false" fo:orphans="2" fo:widows="2" fo:text-indent="0cm" style:auto-text-indent="false" fo:padding="0cm" fo:border="none"/>
      <style:text-properties officeooo:paragraph-rsid="002331ad"/>
    </style:style>
    <style:style style:name="P47"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paragraph-rsid="002331ad" style:font-size-asian="10pt" style:font-size-complex="10pt" loext:padding="0cm" loext:border="none"/>
    </style:style>
    <style:style style:name="P48" style:family="paragraph" style:parent-style-name="Text_20_body" style:list-style-name="L18">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49" style:family="paragraph" style:parent-style-name="Text_20_body" style:list-style-name="L19">
      <style:paragraph-properties fo:margin-left="0cm" fo:margin-right="0cm" fo:margin-top="0cm" fo:margin-bottom="0cm" style:contextual-spacing="false" fo:orphans="2" fo:widows="2" fo:text-indent="0cm" style:auto-text-indent="false" fo:padding="0cm" fo:border="none"/>
      <style:text-properties officeooo:paragraph-rsid="002331ad"/>
    </style:style>
    <style:style style:name="P50"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pt" fo:letter-spacing="normal" fo:font-style="normal" fo:font-weight="normal" officeooo:rsid="0003a850" officeooo:paragraph-rsid="00263802" style:font-size-asian="10pt" style:font-size-complex="10pt" loext:padding="0cm" loext:border="none"/>
    </style:style>
    <style:style style:name="P51" style:family="paragraph" style:parent-style-name="Text_20_body">
      <style:paragraph-properties fo:margin-left="0cm" fo:margin-right="0cm" fo:margin-top="0cm" fo:margin-bottom="0.423cm" style:contextual-spacing="false" fo:orphans="2" fo:widows="2" fo:text-indent="0cm" style:auto-text-indent="false"/>
      <style:text-properties officeooo:rsid="0003a850" officeooo:paragraph-rsid="00263802"/>
    </style:style>
    <style:style style:name="P52" style:family="paragraph" style:parent-style-name="Text_20_body" style:list-style-name="L20">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53"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263802"/>
    </style:style>
    <style:style style:name="P54" style:family="paragraph" style:parent-style-name="Text_20_body" style:list-style-name="L21">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55" style:family="paragraph" style:parent-style-name="Text_20_body" style:list-style-name="L22">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56" style:family="paragraph" style:parent-style-name="Text_20_body" style:list-style-name="L23">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57" style:family="paragraph" style:parent-style-name="Text_20_body" style:list-style-name="L24">
      <style:paragraph-properties fo:margin-left="0cm" fo:margin-right="0cm" fo:margin-top="0cm" fo:margin-bottom="0.212cm" style:contextual-spacing="false" fo:orphans="2" fo:widows="2" fo:text-indent="0cm" style:auto-text-indent="false" fo:padding="0cm" fo:border="none"/>
      <style:text-properties officeooo:rsid="0003a850" officeooo:paragraph-rsid="00263802"/>
    </style:style>
    <style:style style:name="P58" style:family="paragraph" style:parent-style-name="Text_20_body" style:list-style-name="L24">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59"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color="#ffffff" loext:opacity="100%" style:font-name="Liberation Serif" fo:font-size="15pt" officeooo:rsid="0003a850" officeooo:paragraph-rsid="00263802"/>
    </style:style>
    <style:style style:name="P60"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rsid="0003a850" officeooo:paragraph-rsid="00263802" style:font-size-asian="10pt" style:font-size-complex="10pt" loext:padding="0cm" loext:border="none"/>
    </style:style>
    <style:style style:name="P61" style:family="paragraph" style:parent-style-name="Text_20_body" style:list-style-name="L25">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62"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pt" fo:letter-spacing="normal" fo:font-style="normal" fo:font-weight="normal" officeooo:rsid="0003a850" officeooo:paragraph-rsid="00263802" style:font-size-asian="10pt" style:font-size-complex="10pt" loext:padding="0cm" loext:border="none"/>
    </style:style>
    <style:style style:name="P63" style:family="paragraph" style:parent-style-name="Text_20_body" style:list-style-name="L26">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64" style:family="paragraph" style:parent-style-name="Text_20_body" style:list-style-name="L27">
      <style:paragraph-properties fo:margin-left="0cm" fo:margin-right="0cm" fo:margin-top="0cm" fo:margin-bottom="0cm" style:contextual-spacing="false" fo:orphans="2" fo:widows="2" fo:text-indent="0cm" style:auto-text-indent="false" fo:padding="0cm" fo:border="none"/>
      <style:text-properties officeooo:rsid="0003a850" officeooo:paragraph-rsid="00263802"/>
    </style:style>
    <style:style style:name="P65"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pt" fo:letter-spacing="normal" fo:font-style="normal" fo:font-weight="normal" officeooo:rsid="0003a850" officeooo:paragraph-rsid="00263802" style:font-size-asian="10pt" style:font-size-complex="10pt" loext:padding="0cm" loext:border="none"/>
    </style:style>
    <style:style style:name="P66" style:family="paragraph" style:parent-style-name="Text_20_body">
      <style:paragraph-properties fo:margin-left="0cm" fo:margin-right="0cm" fo:margin-top="0cm" fo:margin-bottom="0.318cm" style:contextual-spacing="false" fo:orphans="2" fo:widows="2" fo:text-indent="0cm" style:auto-text-indent="false"/>
      <style:text-properties officeooo:rsid="0003a850" officeooo:paragraph-rsid="002b6887"/>
    </style:style>
    <style:style style:name="P67"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rsid="0003a850" officeooo:paragraph-rsid="002b6887" loext:padding="0cm" loext:border="none"/>
    </style:style>
    <style:style style:name="P68" style:family="paragraph" style:parent-style-name="Text_20_body" style:list-style-name="L28">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69" style:family="paragraph" style:parent-style-name="Text_20_body" style:list-style-name="L29">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0" style:family="paragraph" style:parent-style-name="Text_20_body" style:list-style-name="L29">
      <style:paragraph-properties fo:margin-left="0cm" fo:margin-right="0cm" fo:margin-top="0cm" fo:margin-bottom="0.212cm" style:contextual-spacing="false" fo:orphans="2" fo:widows="2" fo:text-indent="0cm" style:auto-text-indent="false" fo:padding="0cm" fo:border="none"/>
      <style:text-properties officeooo:rsid="0003a850" officeooo:paragraph-rsid="002b6887"/>
    </style:style>
    <style:style style:name="P71" style:family="paragraph" style:parent-style-name="Text_20_body" style:list-style-name="L30">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2" style:family="paragraph" style:parent-style-name="Text_20_body" style:list-style-name="L30">
      <style:paragraph-properties fo:margin-left="0cm" fo:margin-right="0cm" fo:margin-top="0cm" fo:margin-bottom="0.212cm" style:contextual-spacing="false" fo:orphans="2" fo:widows="2" fo:text-indent="0cm" style:auto-text-indent="false" fo:padding="0cm" fo:border="none"/>
      <style:text-properties officeooo:rsid="0003a850" officeooo:paragraph-rsid="002b6887"/>
    </style:style>
    <style:style style:name="P73" style:family="paragraph" style:parent-style-name="Text_20_body" style:list-style-name="L31">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4" style:family="paragraph" style:parent-style-name="Text_20_body" style:list-style-name="L31">
      <style:paragraph-properties fo:margin-left="0cm" fo:margin-right="0cm" fo:margin-top="0cm" fo:margin-bottom="0.212cm" style:contextual-spacing="false" fo:orphans="2" fo:widows="2" fo:text-indent="0cm" style:auto-text-indent="false" fo:padding="0cm" fo:border="none"/>
      <style:text-properties officeooo:rsid="0003a850" officeooo:paragraph-rsid="002b6887"/>
    </style:style>
    <style:style style:name="P75" style:family="paragraph" style:parent-style-name="Text_20_body" style:list-style-name="L32">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6" style:family="paragraph" style:parent-style-name="Text_20_body">
      <style:paragraph-properties fo:margin-left="0cm" fo:margin-right="0cm" fo:margin-top="0.423cm" fo:margin-bottom="0.423cm" style:contextual-spacing="false" fo:orphans="2" fo:widows="2" fo:text-indent="0cm" style:auto-text-indent="false"/>
      <style:text-properties officeooo:rsid="0003a850" officeooo:paragraph-rsid="002b6887"/>
    </style:style>
    <style:style style:name="P77" style:family="paragraph" style:parent-style-name="Text_20_body" style:list-style-name="L33">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8" style:family="paragraph" style:parent-style-name="Text_20_body" style:list-style-name="L34">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79" style:family="paragraph" style:parent-style-name="Text_20_body" style:list-style-name="L35">
      <style:paragraph-properties fo:margin-left="0cm" fo:margin-right="0cm" fo:margin-top="0cm" fo:margin-bottom="0cm" style:contextual-spacing="false" fo:orphans="2" fo:widows="2" fo:text-indent="0cm" style:auto-text-indent="false" fo:padding="0cm" fo:border="none"/>
      <style:text-properties officeooo:rsid="0003a850" officeooo:paragraph-rsid="002b6887"/>
    </style:style>
    <style:style style:name="P80" style:family="paragraph" style:parent-style-name="Text_20_body">
      <style:paragraph-properties fo:margin-left="0cm" fo:margin-right="0cm" fo:margin-top="0.423cm" fo:margin-bottom="0cm" style:contextual-spacing="false" fo:orphans="2" fo:widows="2" fo:text-indent="0cm" style:auto-text-indent="false"/>
      <style:text-properties officeooo:rsid="0003a850" officeooo:paragraph-rsid="002b6887"/>
    </style:style>
    <style:style style:name="P81" style:family="paragraph" style:parent-style-name="Standard">
      <style:text-properties style:font-name="Liberation Serif" fo:font-size="10pt" officeooo:rsid="0003a850" officeooo:paragraph-rsid="002b6887" style:font-size-asian="10pt" style:font-size-complex="10pt"/>
    </style:style>
    <style:style style:name="T1" style:family="text">
      <style:text-properties fo:font-variant="normal" fo:text-transform="none" fo:color="#800080" loext:opacity="100%" fo:letter-spacing="normal" fo:font-style="normal" fo:font-weight="normal" loext:padding="0cm" loext:border="none"/>
    </style:style>
    <style:style style:name="T2" style:family="text">
      <style:text-properties fo:font-variant="normal" fo:text-transform="none" fo:color="#ffffff" loext:opacity="100%" fo:font-size="15pt" fo:letter-spacing="normal" fo:font-style="normal" fo:font-weight="bold" loext:padding="0cm" loext:border="none"/>
    </style:style>
    <style:style style:name="T3" style:family="text">
      <style:text-properties fo:font-variant="normal" fo:text-transform="none" fo:color="#f9fafb" loext:opacity="100%" style:font-name="Liberation Serif" fo:font-size="10pt" fo:letter-spacing="normal" fo:font-style="normal" fo:font-weight="bold" style:font-size-asian="10pt" style:font-size-complex="10pt"/>
    </style:style>
    <style:style style:name="T4" style:family="text">
      <style:text-properties fo:font-variant="normal" fo:text-transform="none" fo:color="#f9fafb" loext:opacity="100%" style:font-name="Liberation Serif" fo:font-size="10pt" fo:letter-spacing="normal" fo:font-style="normal" fo:font-weight="normal" style:font-size-asian="10pt" style:font-size-complex="10pt"/>
    </style:style>
    <style:style style:name="T5" style:family="text">
      <style:text-properties fo:font-variant="normal" fo:text-transform="none" fo:color="#ffffff" loext:opacity="100%" style:font-name="Liberation Serif" fo:font-size="10pt" fo:letter-spacing="normal" fo:font-style="normal" fo:font-weight="bold" style:font-size-asian="10pt" style:font-size-complex="10pt"/>
    </style:style>
    <style:style style:name="T6" style:family="text">
      <style:text-properties fo:font-variant="normal" fo:text-transform="none" fo:color="#ffffff" loext:opacity="100%" style:font-name="Liberation Serif" fo:font-size="10pt" fo:letter-spacing="normal" fo:font-style="normal" fo:font-weight="normal" style:font-size-asian="10pt" style:font-size-complex="10pt"/>
    </style:style>
    <style:style style:name="T7" style:family="text">
      <style:text-properties fo:color="#800080" loext:opacity="100%" style:font-name="Liberation Serif" fo:font-size="10.5pt" fo:font-weight="bold" style:font-size-asian="10.5pt" style:font-size-complex="10.5pt"/>
    </style:style>
    <style:style style:name="T8" style:family="text">
      <style:text-properties officeooo:rsid="001ce656"/>
    </style:style>
    <style:style style:name="T9" style:family="text">
      <style:text-properties fo:font-variant="normal" fo:text-transform="none" fo:color="#ffffff" loext:opacity="100%" style:font-name="Liberation Serif" fo:font-size="10pt" fo:letter-spacing="normal" fo:font-style="normal" fo:font-weight="normal" style:font-size-asian="10pt" style:font-size-complex="10pt" loext:padding="0cm" loext:border="none"/>
    </style:style>
    <style:style style:name="T10" style:family="text">
      <style:text-properties fo:font-variant="normal" fo:text-transform="none" fo:color="#ffffff" loext:opacity="100%" style:font-name="Liberation Serif" fo:font-size="10pt" fo:letter-spacing="normal" fo:font-style="normal" fo:font-weight="bold" style:font-size-asian="10pt" style:font-size-complex="10pt" loext:padding="0cm" loext:border="none"/>
    </style:style>
    <style:style style:name="T11" style:family="text">
      <style:text-properties fo:font-variant="normal" fo:text-transform="none" fo:color="#ffffff" loext:opacity="100%" style:font-name="Liberation Serif" fo:font-size="15pt" fo:letter-spacing="normal" fo:font-style="normal" fo:font-weight="bold" loext:padding="0cm" loext:border="none"/>
    </style:style>
    <style:style style:name="T12" style:family="text">
      <style:text-properties fo:font-variant="normal" fo:text-transform="none" fo:color="#ffffff" loext:opacity="100%" style:font-name="quote-cjk-patch" fo:font-size="15pt" fo:letter-spacing="normal" fo:font-style="normal" fo:font-weight="bold" loext:padding="0cm" loext:border="none"/>
    </style:style>
    <style:style style:name="T13" style:family="text">
      <style:text-properties officeooo:rsid="002331ad"/>
    </style:style>
    <style:style style:name="T14" style:family="text">
      <style:text-properties officeooo:rsid="00242eeb"/>
    </style:style>
    <style:style style:name="T15" style:family="text">
      <style:text-properties officeooo:rsid="0024ae43"/>
    </style:style>
    <style:style style:name="T16" style:family="text">
      <style:text-properties fo:font-variant="normal" fo:text-transform="none" fo:color="#ffffff" loext:opacity="100%" style:font-name="Liberation Serif" fo:font-size="10pt" fo:letter-spacing="normal" fo:font-style="normal" fo:font-weight="bold" officeooo:rsid="002331ad" style:font-size-asian="10pt" style:font-size-complex="10pt" loext:padding="0cm" loext:border="none"/>
    </style:style>
    <style:style style:name="T17" style:family="text">
      <style:text-properties officeooo:rsid="00263802"/>
    </style:style>
    <style:style style:name="T18" style:family="text">
      <style:text-properties officeooo:rsid="0027c390"/>
    </style:style>
    <style:style style:name="T19" style:family="text">
      <style:text-properties fo:font-variant="normal" fo:text-transform="none" fo:color="#ffffff" loext:opacity="100%" style:font-name="Liberation Serif" fo:font-size="10.5pt" fo:letter-spacing="normal" fo:font-style="normal" fo:font-weight="normal" loext:padding="0cm" loext:border="none"/>
    </style:style>
    <style:style style:name="T20" style:family="text">
      <style:text-properties fo:font-variant="normal" fo:text-transform="none" fo:letter-spacing="normal" fo:font-style="normal" fo:font-weight="bold" loext:padding="0cm" loext:border="none"/>
    </style:style>
    <style:style style:name="T21" style:family="text">
      <style:text-properties officeooo:rsid="002a4d4e"/>
    </style:style>
    <style:style style:name="T22" style:family="text">
      <style:text-properties officeooo:rsid="002b6887"/>
    </style:style>
    <style:style style:name="T23" style:family="text">
      <style:text-properties officeooo:rsid="002d352f"/>
    </style:style>
    <style:style style:name="T24" style:family="text">
      <style:text-properties fo:font-variant="normal" fo:text-transform="none" fo:color="#800080" loext:opacity="100%" style:font-name="Liberation Serif" fo:font-size="10.5pt" fo:letter-spacing="normal" fo:font-style="normal" fo:font-weight="normal" officeooo:rsid="002d352f" loext:padding="0cm" loext:border="none"/>
    </style:style>
    <style:style style:name="T25" style:family="text">
      <style:text-properties fo:font-variant="normal" fo:text-transform="none" fo:color="#800080" loext:opacity="100%" style:font-name="Liberation Serif" fo:font-size="10.5pt" fo:letter-spacing="normal" fo:font-style="normal" fo:font-weight="normal" loext:padding="0cm" loext:border="none"/>
    </style:style>
    <style:style style:name="T26" style:family="text">
      <style:text-properties fo:font-variant="normal" fo:text-transform="none" fo:color="#ffffff" loext:opacity="100%" style:font-name="Liberation Serif" fo:font-size="10pt" fo:letter-spacing="normal" fo:font-style="normal" fo:font-weight="normal" officeooo:rsid="0031d13a" style:font-size-asian="10pt" style:font-size-complex="10pt" loext:padding="0cm" loext:border="none"/>
    </style:style>
    <text:list-style style:name="L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reddit">Donde trazamos la linea entre quimica, organico y vida?<text:line-break/>Normalmente se describe la transicion desde la quimica hacia la biologia, pero rara vez se reconoce una capa intermedia: lo organico. Sin embargo, en una arquitectura de capas basada en enlaces:<text:line-break/>particulas → atomos → quimica → organico → vida → consciencia<text:line-break/>lo organico parece una red quimica que precede al surgimiento de la vida, pero que aun no es vida.</text:p>
      <text:p text:style-name="P1"><text:span text:style-name="T1">Vaya, esta es una pregunta profunda y bien estructurada que toca núcleos epistemológicos. El usuario está planteando una arquitectura de capas ontológicas desde partículas hasta consciencia, con especial énfasis en lo "orgánico" como interfaz entre química y biología. <text:line-break/></text:span><text:span text:style-name="T1">Su propuesta de capas (partículas→átomos→química→orgánico→vida→consciencia) es coherente con fenómenos como sistemas autocatalíticos o protocélulas que exhiben complejidad superior a moléculas simples pero sin cumplir todos los criterios de vida.<text:line-break/></text:span><text:span text:style-name="T1">Recuerda esfuerzos similares en teorías de sistemas complejos o emergence strong. Su mención de isomorfismos entre escalas (enlaces químicos → sinapsis). Podría fortalecerse citando trabajos concretos: teoría de autómatas celulares para transiciones capa→capa, o el concepto de "críticaidad organizada" en evolución molecular.</text:span></text:p>
      <text:p text:style-name="P2"><text:span text:style-name="T2">Análisis de tu Propuesta de Capas:<text:line-break/>Partículas -&gt; Átomos -&gt; Química -&gt; Orgánico -&gt; Vida -&gt; Consciencia</text:span></text:p>
      <text:list text:style-name="L1">
        <text:list-item>
          <text:p text:style-name="P3"><text:span text:style-name="Strong_20_Emphasis"><text:span text:style-name="T3"><text:s/>La Química (y su límite con la Física):</text:span></text:span><text:span text:style-name="T4"> Aquí estudiamos las interacciones entre átomos para formar moléculas mediante enlaces (iónico, covalente, metálico). La línea con la física es difusa (física química, química cuántica), pero el foco cambia de las partículas fundamentales a las </text:span><text:span text:style-name="Emphasis"><text:span text:style-name="T4">propiedades emergentes</text:span></text:span><text:span text:style-name="T4"> de los conjuntos atómicos (reactividad, polaridad, etc.).<text:line-break/></text:span></text:p>
        </text:list-item>
        <text:list-item>
          <text:p text:style-name="P4"><text:span text:style-name="Strong_20_Emphasis"><text:span text:style-name="T3">La Capa "Orgánico": El Puente Crítico.</text:span></text:span><text:span text:style-name="T4"> Esta es tu contribución clave. No es "biología" todavía, pero ya no es "química simple".</text:span></text:p>
          <text:list>
            <text:list-item>
              <text:p text:style-name="P3"><text:span text:style-name="Strong_20_Emphasis"><text:span text:style-name="T3">¿Qué la define?</text:span></text:span><text:span text:style-name="T4"> La complejidad de la red molecular. Pasamos de moléculas simples (H₂O, CO₂) a </text:span><text:span text:style-name="Emphasis"><text:span text:style-name="T4">macromoléculas</text:span></text:span><text:span text:style-name="T4"> y </text:span><text:span text:style-name="Emphasis"><text:span text:style-name="T4">sistemas de reacción autocatalíticos</text:span></text:span><text:span text:style-name="T4">.</text:span></text:p>
            </text:list-item>
            <text:list-item>
              <text:p text:style-name="P3"><text:span text:style-name="Strong_20_Emphasis"><text:span text:style-name="T3">Protagonistas:</text:span></text:span><text:span text:style-name="T4"> Moléculas orgánicas complejas (aminoácidos, nucleótidos, lípidos), polímeros como el ARN, membranas lipídicas, ciclos metabólicos primitivos (como el ciclo de Krebs inverso o la síntesis de formol).</text:span></text:p>
            </text:list-item>
            <text:list-item>
              <text:p text:style-name="P3"><text:span text:style-name="Strong_20_Emphasis"><text:span text:style-name="T3">La Transición:</text:span></text:span><text:span text:style-name="T4"> Aquí, las reacciones químicas dejan de ser eventos aislados y comienzan a formar </text:span><text:span text:style-name="Strong_20_Emphasis"><text:span text:style-name="T3">redes dinámicas y auto-sostenidas</text:span></text:span><text:span text:style-name="T4">. Un péptido que cataliza su propia formación o una membrana que compartmentaliza reacciones son fenómenos de esta capa. Es el reino de la </text:span><text:span text:style-name="Strong_20_Emphasis"><text:span text:style-name="T3">Química Prebiótica</text:span></text:span><text:span text:style-name="T4"> y la </text:span><text:span text:style-name="Strong_20_Emphasis"><text:span text:style-name="T3">Biología Sintética</text:span></text:span><text:span text:style-name="T4"> que intenta crear "células mínimas". Es la antesala matemáticamente rica donde la </text:span><text:span text:style-name="Emphasis"><text:span text:style-name="T4">información</text:span></text:span><text:span text:style-name="T4"> (en el sentido de Shannon) comienza a tener un papel causal en el sistema.<text:line-break/></text:span></text:p>
            </text:list-item>
          </text:list>
        </text:list-item>
        <text:list-item>
          <text:p text:style-name="P4"><text:span text:style-name="Strong_20_Emphasis"><text:span text:style-name="T3">La Línea de la Vida:</text:span></text:span><text:span text:style-name="T4"> El salto a la vida no es un paso mágico, sino la culminación de los procesos de la capa "orgánica". Los criterios comúnmente aceptados (pero aún debatidos) son:</text:span></text:p>
          <text:list>
            <text:list-item>
              <text:p text:style-name="P3"><text:span text:style-name="Strong_20_Emphasis"><text:span text:style-name="T3">Autopoiesis:</text:span></text:span><text:span text:style-name="T4"> La capacidad del sistema de producir y mantener sus propios componentes y su frontera (membrana). Se auto-construye.</text:span></text:p>
            </text:list-item>
            <text:list-item>
              <text:p text:style-name="P3"><text:span text:style-name="Strong_20_Emphasis"><text:span text:style-name="T3">Metabolismo:</text:span></text:span><text:span text:style-name="T4"> Una red de reacciones químicas que capta energía del ambiente para mantenerse lejos del equilibrio termodinámico (homeostasis).</text:span></text:p>
            </text:list-item>
            <text:list-item>
              <text:p text:style-name="P3"><text:span text:style-name="Strong_20_Emphasis"><text:span text:style-name="T3">Herencia y Evolución Darwiniana:</text:span></text:span><text:span text:style-name="T4"> Un sistema de información (como el ADN/ARN) que permite la replicación con variación y, por tanto, la evolución por selección natural.</text:span></text:p>
            </text:list-item>
          </text:list>
        </text:list-item>
      </text:list>
      <text:p text:style-name="P5"><text:span text:style-name="Strong_20_Emphasis"><text:span text:style-name="T5">En resumen:</text:span></text:span><text:span text:style-name="Strong_20_Emphasis"><text:span text:style-name="T6"> La capa "Orgánico" es el dominio de los </text:span></text:span><text:span text:style-name="Strong_20_Emphasis"><text:span text:style-name="T5">Sistemas Químicos Complejos Autoorganizativos</text:span></text:span><text:span text:style-name="Strong_20_Emphasis"><text:span text:style-name="T6">. La "Vida" emerge cuando uno de estos sistemas adquiere de forma robusta y acoplada la autopoiesis, el metabolismo y la herencia. Trazar la línea exacta es el Santo Grial de la biología del origen de la vida, pero tu marco la sitúa en el lugar correcto: no es un átomo, es una propiedad de una </text:span></text:span><text:span text:style-name="Emphasis"><text:span text:style-name="T6">red</text:span></text:span><text:span text:style-name="Strong_20_Emphasis"><text:span text:style-name="T6">.</text:span></text:span><text:span text:style-name="Strong_20_Emphasis"><text:span text:style-name="T7"><text:line-break/></text:span></text:span></text:p>
      <text:p text:style-name="P6"><text:span text:style-name="T8">D</text:span>e acuerdo, pero como trazamos <text:span text:style-name="T8">exactamente</text:span> la linea entre la quimica, organico y vida?<text:line-break/><text:span text:style-name="T8">L</text:span>a mierda evacuada es organica, pero al secarse o fosilizarse pierde dicha cualidad?<text:line-break/>Podria ponerlo muy en duda dadas las tecnicas de fracking que parecen basarse en destruir con presion de agua los enlaces para recuperar en dicho liquido las partes organicas mas "oxidadas" o "antiguas" organicas para usarlas de combustible.<text:line-break/>Aunque la mayor parte de algo organico al fosilizarlo sobreentendemos que deja de ser organico?<text:line-break/><text:span text:style-name="T8">H</text:span>asta que punto? como falseariamos tal propiedad?</text:p>
      <text:p text:style-name="P7">Ah, el usuario está profundizando en la distinción entre química, lo orgánico y la vida, usando ejemplos concretos como los excrementos fosilizados y el fracking. Quiere saber cómo trazar líneas claras y falsear estas propiedades.<text:line-break/>Parece que está buscando criterios operativos más que definiciones académicas. El ejemplo de la materia fecal fosilizada es interesante porque muestra cómo lo "orgánico" puede persistir estructuralmente pero perder su funcionalidad biológica. Habría que distinguir entre composición química (moléculas basadas en carbono), organización sistémica (redes autocatalíticas) y propiedades vitales (autopoiesis, metabolismo).<text:line-break/>Para el fracking, es crucial destacar que extrae restos orgánicos que perdieron su organización biológica pero conservan su naturaleza química de hidrocarburos. La clave no es la composición sino la organización dinámica.<text:line-break/>La propuesta de falseamiento es inteligente: buscar el punto donde se rompe la autopoiesis. Los experimentos con células mínimas y sistemas prebióticos serían el camino para probar los límites. Habría que diseñar tests que midan la capacidad de auto-sostenimiento tras perturbaciones.<text:line-break/>Excelente pregunta. Ahora vamos al meollo del asunto científico y filosófico. Tu ejemplo de la materia fecal es perfecto para desentrañar esta cuestión.</text:p>
      <text:p text:style-name="P8"><text:span text:style-name="T9">Vamos a diseccionarlo estableciendo </text:span><text:span text:style-name="Strong_20_Emphasis"><text:span text:style-name="T10">tres niveles de análisis</text:span></text:span><text:span text:style-name="T9"> distintos para trazar la línea.</text:span></text:p>
      <text:p text:style-name="P8"><text:span text:style-name="T11">Nivel 1: La Definición Química (Composición Elemental)</text:span></text:p>
      <text:list text:style-name="L2">
        <text:list-item>
          <text:p text:style-name="P9"><text:span text:style-name="Strong_20_Emphasis"><text:span text:style-name="T10">Línea Química vs. Orgánico:</text:span></text:span><text:span text:style-name="T9"> En química, "orgánico" se define de manera simple y amplia: </text:span><text:span text:style-name="Strong_20_Emphasis"><text:span text:style-name="T10">un compuesto que contiene átomos de carbono (C) enlazados principalmente a hidrógeno (H), y a menudo también a oxígeno (O), nitrógeno (N), etc.</text:span></text:span><text:span text:style-name="T9"> El CO₂ es una excepción, se considera inorgánico.</text:span></text:p>
        </text:list-item>
        <text:list-item>
          <text:p text:style-name="P10"><text:span text:style-name="Strong_20_Emphasis"><text:span text:style-name="T10">Aplicación a tu ejemplo:</text:span></text:span></text:p>
          <text:list>
            <text:list-item>
              <text:p text:style-name="P9"><text:span text:style-name="T9">La mierda fresca: Es </text:span><text:span text:style-name="Strong_20_Emphasis"><text:span text:style-name="T10">orgánica</text:span></text:span><text:span text:style-name="T9">. Tiene celulosa, bacterias, proteínas (todas con C-H).</text:span></text:p>
            </text:list-item>
            <text:list-item>
              <text:p text:style-name="P9"><text:span text:style-name="T9">La mierda seca: Sigue siendo </text:span><text:span text:style-name="Strong_20_Emphasis"><text:span text:style-name="T10">orgánica</text:span></text:span><text:span text:style-name="T9">. El agua se evaporó, pero las moléculas basadas en carbono persisten.</text:span></text:p>
            </text:list-item>
            <text:list-item>
              <text:p text:style-name="P9"><text:span text:style-name="T9">La mierda fosilizada (o el carbón, el petróleo): Sigue siendo </text:span><text:span text:style-name="Strong_20_Emphasis"><text:span text:style-name="T10">orgánica</text:span></text:span><text:span text:style-name="T9"> en su composición. El petróleo es esencialmente hidrocarburos (C-H). El carbón es carbono mayoritariamente. El fracking rompe rocas para liberar estos </text:span><text:span text:style-name="Strong_20_Emphasis"><text:span text:style-name="T10">compuestos orgánicos</text:span></text:span><text:span text:style-name="T9"> que han perdido casi toda su estructura biológica original, pero conservan su esencia química de C-H.</text:span></text:p>
            </text:list-item>
          </text:list>
        </text:list-item>
      </text:list>
      <text:p text:style-name="P11"><text:span text:style-name="Strong_20_Emphasis"><text:span text:style-name="T10">Conclusión en Nivel 1:</text:span></text:span><text:span text:style-name="T9"> Desde la química, la "organicidad" no se pierde por secarse o fosilizarse. Se pierde cuando las moléculas se oxidan completamente o se rompen hasta dejar de tener enlaces C-H (ej: se convierte en CO₂ y H₂O mediante combustión completa). </text:span><text:span text:style-name="Strong_20_Emphasis"><text:span text:style-name="T10">La línea aquí es puramente composicional.</text:span></text:span></text:p>
      <text:p text:style-name="P12"/>
      <text:h text:style-name="P13" text:outline-level="3">Nivel 2: La Definición Biológica (Organización Funcional)</text:h>
      <text:p text:style-name="P11"><text:span text:style-name="T9">Aquí es donde está la verdadera transición. La vida no es sobre la </text:span><text:span text:style-name="Emphasis"><text:span text:style-name="T9">composición</text:span></text:span><text:span text:style-name="T9">, sino sobre la </text:span><text:span text:style-name="Emphasis"><text:span text:style-name="T9">organización</text:span></text:span><text:span text:style-name="T9"> y la función.</text:span></text:p>
      <text:list text:style-name="L3">
        <text:list-item>
          <text:p text:style-name="P14"><text:span text:style-name="Strong_20_Emphasis"><text:span text:style-name="T10">Línea Química -&gt; Orgánico (Prebiótico):</text:span></text:span><text:span text:style-name="T9"> Un sistema químico complejo que muestra </text:span><text:span text:style-name="Strong_20_Emphasis"><text:span text:style-name="T10">organización autosostenible</text:span></text:span><text:span text:style-name="T9">, pero no cumple todos los criterios de la vida. Ejemplos:</text:span></text:p>
          <text:list>
            <text:list-item>
              <text:p text:style-name="P15"><text:soft-page-break/><text:span text:style-name="Strong_20_Emphasis"><text:span text:style-name="T10">Micelas y Vesículas</text:span></text:span><text:span text:style-name="T9"> de lípidos que se auto-ensamblan.</text:span></text:p>
            </text:list-item>
            <text:list-item>
              <text:p text:style-name="P15"><text:span text:style-name="Strong_20_Emphasis"><text:span text:style-name="T10">Ciclos Autocatalíticos</text:span></text:span><text:span text:style-name="T9"> (como el modelo del hiperciclo de Eigen), donde una molécula ayuda a catalizar la formación de otra en un ciclo.</text:span></text:p>
            </text:list-item>
            <text:list-item>
              <text:p text:style-name="P15"><text:span text:style-name="Strong_20_Emphasis"><text:span text:style-name="T10">Estos sistemas son "orgánicos" en el sentido de estar organizados y ser precursores de la vida, pero no están vivos.</text:span></text:span></text:p>
            </text:list-item>
          </text:list>
        </text:list-item>
        <text:list-item>
          <text:p text:style-name="P14"><text:span text:style-name="Strong_20_Emphasis"><text:span text:style-name="T10">Línea Orgánico (Prebiótico) -&gt; Vida:</text:span></text:span><text:span text:style-name="T9"> El salto crucial. Los criterios mínimos (como discutimos) son:</text:span></text:p>
          <text:list>
            <text:list-item text:start-value="1">
              <text:p text:style-name="P15"><text:span text:style-name="Strong_20_Emphasis"><text:span text:style-name="T10">Autopoiesis:</text:span></text:span><text:span text:style-name="T9"> El sistema es una red que produce sus propios componentes y mantiene una frontera que lo separa del entorno.</text:span></text:p>
            </text:list-item>
            <text:list-item>
              <text:p text:style-name="P15"><text:span text:style-name="Strong_20_Emphasis"><text:span text:style-name="T10">Metabolismo:</text:span></text:span><text:span text:style-name="T9"> Intercambia energía y materia con el entorno para mantenerse en un estado de no-equilibrio.</text:span></text:p>
            </text:list-item>
            <text:list-item>
              <text:p text:style-name="P15"><text:span text:style-name="Strong_20_Emphasis"><text:span text:style-name="T10">Herencia con Variación:</text:span></text:span><text:span text:style-name="T9"> Tiene un sistema de información (ADN, ARN) que se replica y permite la evolución darwiniana.</text:span></text:p>
            </text:list-item>
          </text:list>
        </text:list-item>
      </text:list>
      <text:p text:style-name="P11"><text:span text:style-name="Strong_20_Emphasis"><text:span text:style-name="T10">Aplicación a tu ejemplo:</text:span></text:span></text:p>
      <text:list text:style-name="L4">
        <text:list-item>
          <text:p text:style-name="P16"><text:span text:style-name="Strong_20_Emphasis"><text:span text:style-name="T10">Mierda fresca:</text:span></text:span><text:span text:style-name="T9"> Contiene millones de </text:span><text:span text:style-name="Strong_20_Emphasis"><text:span text:style-name="T10">sistemas vivos</text:span></text:span><text:span text:style-name="T9"> (bacterias). Es, en gran parte, un producto de la vida y contiene vida.</text:span></text:p>
        </text:list-item>
        <text:list-item>
          <text:p text:style-name="P16"><text:span text:style-name="Strong_20_Emphasis"><text:span text:style-name="T10">Mierda seca:</text:span></text:span><text:span text:style-name="T9"> La mayoría de las bacterias mueren. Lo que queda son </text:span><text:span text:style-name="Strong_20_Emphasis"><text:span text:style-name="T10">biomoléculas orgánicas</text:span></text:span><text:span text:style-name="T9"> (proteínas, ADN, celulosa) que han perdido su organización funcional. Ya no hay metabolismo, ni autopoiesis. Es un residuo orgánico, no un sistema vivo.</text:span></text:p>
        </text:list-item>
        <text:list-item>
          <text:p text:style-name="P16"><text:span text:style-name="Strong_20_Emphasis"><text:span text:style-name="T10">Petróleo (Fracking):</text:span></text:span><text:span text:style-name="T9"> Es el resultado de la </text:span><text:span text:style-name="Strong_20_Emphasis"><text:span text:style-name="T10">destrucción total de la organización biológica</text:span></text:span><text:span text:style-name="T9">. No queda rastro de células, metabolismos o información heredable. Es una sopa de moléculas orgánicas simples (hidrocarburos) que fueron </text:span><text:span text:style-name="Emphasis"><text:span text:style-name="T9">producidas por</text:span></text:span><text:span text:style-name="T9"> la vida en el pasado, pero que ahora son solo </text:span><text:span text:style-name="Strong_20_Emphasis"><text:span text:style-name="T10">combustible químico</text:span></text:span><text:span text:style-name="T9">.</text:span></text:p>
        </text:list-item>
      </text:list>
      <text:p text:style-name="P11"><text:span text:style-name="Strong_20_Emphasis"><text:span text:style-name="T10">Conclusión en Nivel 2:</text:span></text:span><text:span text:style-name="T9"> La línea entre "orgánico complejo" y "vida" se traza en la </text:span><text:span text:style-name="Strong_20_Emphasis"><text:span text:style-name="T10">organización funcional autosostenible</text:span></text:span><text:span text:style-name="T9"> (autopoiesis + metabolismo + herencia). Un cadáver, la mierda seca o el petróleo han cruzado la línea de vuelta hacia lo "orgánico no-viviente".</text:span></text:p>
      <text:p text:style-name="P17"/>
      <text:h text:style-name="P13" text:outline-level="3">Nivel 3: La Propuesta de Falsabilidad (¿Cómo lo falseamos?)</text:h>
      <text:p text:style-name="P18">Esta es la parte más poderosa de tu proyecto. No nos quedemos en definiciones, propongamos experimentos.</text:p>
      <text:p text:style-name="P11"><text:span text:style-name="Strong_20_Emphasis"><text:span text:style-name="T10">Hipótesis Falsable para la Transición "Orgánico -&gt; Vida":</text:span></text:span></text:p>
      <text:p text:style-name="P19">"Un sistema alcanzará el umbral de lo 'vivo' cuando, a partir de un conjunto de componentes orgánicos no vivos (aminoácidos, lípidos, nucleótidos), emerja espontáneamente una red química que sea capaz de: (1) mantener un gradiente electroquímico a través de una membrana de forma activa, (2) mostrar crecimiento y división coordinada de la membrana con la replicación de su información interna, y (3) que esta información sea suceptible de variación y selección a lo largo de generaciones."</text:p>
      <text:p text:style-name="P11"><text:span text:style-name="Strong_20_Emphasis"><text:span text:style-name="T10">¿Cómo se falsea esto?</text:span></text:span></text:p>
      <text:list text:style-name="L5">
        <text:list-item>
          <text:p text:style-name="P20"><text:span text:style-name="Strong_20_Emphasis"><text:span text:style-name="T10">Experimento de Laboratorio (Síntesis de Vida):</text:span></text:span><text:span text:style-name="T9"> El proyecto de "célula mínima" de Craig Venter o los experimentos de protocélulas de Jack Szostak son intentos de lograr esto. Si tomamos los componentes, los mezclamos bajo condiciones prebióticas plausibles y </text:span><text:span text:style-name="Strong_20_Emphasis"><text:span text:style-name="T10">nunca</text:span></text:span><text:span text:style-name="T9"> se forma un sistema con esas tres propiedades, después de millones de intentos y variaciones, nuestra hipótesis sobre qué constituye el "umbral" estaría en entredicho. Tal vez falta un principio organizativo que no hemos entendido.</text:span></text:p>
        </text:list-item>
        <text:list-item>
          <text:p text:style-name="P20"><text:span text:style-name="Strong_20_Emphasis"><text:span text:style-name="T10">Búsqueda de Vida Extraterrestre:</text:span></text:span><text:span text:style-name="T9"> Si en Marte o en Encélado encontramos un charco de moléculas orgánicas complejas (aminoácidos quirales, lípidos) pero que </text:span><text:span text:style-name="Strong_20_Emphasis"><text:span text:style-name="T10">nunca</text:span></text:span><text:span text:style-name="T9"> se organizan en estructuras delimitadas que crezcan, se </text:span><text:soft-page-break/><text:span text:style-name="T9">dividan y evolucionen, estaríamos encontrando la "capa orgánica" pero no la "capa de la vida". La ausencia de vida donde hay abundancia de precursores orgánicos falsearía nuestras ideas sobre la facilidad de la transición.</text:span></text:p>
        </text:list-item>
        <text:list-item>
          <text:p text:style-name="P21"><text:span text:style-name="Strong_20_Emphasis"><text:span text:style-name="T10">Falseamiento de la "Organicidad" como Organización:</text:span></text:span><text:span text:style-name="T9"> Para tu ejemplo de la mierda. Podemos falsear la afirmación "esta mierda fosilizada ha dejado de ser orgánica (en el sentido biológico)".</text:span></text:p>
          <text:list>
            <text:list-item>
              <text:p text:style-name="P20"><text:span text:style-name="Strong_20_Emphasis"><text:span text:style-name="T10">Procedimiento:</text:span></text:span><text:span text:style-name="T9"> Tomamos la muestra fosilizada.</text:span></text:p>
            </text:list-item>
            <text:list-item>
              <text:p text:style-name="P20"><text:span text:style-name="Strong_20_Emphasis"><text:span text:style-name="T10">Predicción Falsable:</text:span></text:span><text:span text:style-name="T9"> Si la introducimos en un medio rico en nutrientes y energía, </text:span><text:span text:style-name="Strong_20_Emphasis"><text:span text:style-name="T10">no mostrará</text:span></text:span><text:span text:style-name="T9"> ninguno de los signos de vida (no crecerá, no metabolizará, no se replicará).</text:span></text:p>
            </text:list-item>
            <text:list-item>
              <text:p text:style-name="P20"><text:span text:style-name="Strong_20_Emphasis"><text:span text:style-name="T10">Resultado:</text:span></text:span><text:span text:style-name="T9"> Si, por el contrario, descubrimos que las condiciones ambientales reactivan un metabolismo latente o una capacidad replicativa (como en esporas antiguas revividas), entonces habríamos falseado la idea de que había "dejado de ser orgánica" en el sentido funcional. Pero en un fósil o en el petróleo, este experimento fallaría consistentemente.</text:span></text:p>
            </text:list-item>
          </text:list>
        </text:list-item>
      </text:list>
      <text:h text:style-name="P13" text:outline-level="3">Conclusión Final: Trazando la Línea</text:h>
      <text:list text:style-name="L6">
        <text:list-item>
          <text:p text:style-name="P22"><text:span text:style-name="Strong_20_Emphasis"><text:span text:style-name="T10">Línea Química/Orgánico (Composición):</text:span></text:span><text:span text:style-name="T9"> La trazas con un espectrómetro de masas. ¿Tiene enlaces C-H característicos? Sí/No.</text:span></text:p>
        </text:list-item>
        <text:list-item>
          <text:p text:style-name="P22"><text:span text:style-name="Strong_20_Emphasis"><text:span text:style-name="T10">Línea Orgánico (Complejo)/Vida (Organización):</text:span></text:span><text:span text:style-name="T9"> La trazas con un </text:span><text:span text:style-name="Strong_20_Emphasis"><text:span text:style-name="T10">experimento funcional</text:span></text:span><text:span text:style-name="T9">. ¿El sistema mantiene por sí mismo una organización autopoiética, metabólica y con capacidad de evolución? Sí/No.</text:span></text:p>
        </text:list-item>
      </text:list>
      <text:p text:style-name="P11"><text:span text:style-name="T9">Tu intuición es correcta: la "capa orgánica" es la de los </text:span><text:span text:style-name="Strong_20_Emphasis"><text:span text:style-name="T10">sistemas químicos complejos auto-organizativos</text:span></text:span><text:span text:style-name="T9">. La "capa de la vida" es un subconjunto muy especial de esta, donde la organización alcanza un punto de no retorno hacia la complejidad y la evolución. La materia fecal, al secarse, vuelve de la "vida" a la "organicidad compleja inerte". El petróleo es el resultado final de reducir esa "organicidad compleja" a una "organicidad simple".</text:span></text:p>
      <text:p text:style-name="P23"><text:span text:style-name="T9">Este marco no solo tiene sentido, sino que proporciona las herramientas para </text:span><text:span text:style-name="Strong_20_Emphasis"><text:span text:style-name="T10">operacionalizar</text:span></text:span><text:span text:style-name="T9"> estas ideas y someterlas al rigor de la falsabilidad, que es el corazón de tu proyecto.</text:span></text:p>
      <text:p text:style-name="P6">La misma pregunta pero reemplazando la materia fecal por un cuerpo humano, aqui se trataria de falsear y establecer los limites entre lo vivo y lo organico. Es decir tenemos un cuerpo (consciencia muerta) pero donde sus celulas aunque empezaron a desorganizarse y romperse los enlaces que unian toda la estructura organica de dicho ser aun siguen individualmente siendo celulas vivas, cuando cruzan el umbral de lo vivo a lo organico en dicho caso?</text:p>
      <text:p text:style-name="P24">Ah, el usuario está profundizando en la misma pregunta filosófico-científica pero con un ejemplo más complejo: el cuerpo humano muerto. Quiere entender el límite preciso entre lo vivo y lo orgánico cuando las células individuales persisten después de la muerte clínica.<text:line-break/>Esto es fascinante porque toca la naturaleza misma de la vida como fenómeno emergente de sistemas en jerarquías. El usuario no se conforma con definiciones superficiales; busca un criterio falsable, alineado con el rigor de su proyecto.<text:line-break/>Recordemos que en la respuesta anterior establecimos tres niveles: composición química, organización funcional y falsabilidad. Aquí, el cuerpo muerto es el caso de prueba perfecto. La muerte clínica (paro cardíaco/cese de conciencia) no es el fin inmediato de toda vida en el organismo. Las células siguen vivas temporalmente, como islas de organización autopoiética en un sistema que perdió su coordinación global.<text:line-break/>El usuario pregunta cuándo cruzan el umbral esas células. La clave está en la pérdida gradual de las tres propiedades definitorias: autopoiesis, metabolismo y capacidad evolutiva. No es un evento único, sino un colapso en cascada de los niveles de organización.<text:line-break/>Podemos falsear esto experimentalmente: si tomamos una muestra de tejido post-mortem y demostramos que no puede mantener gradientes iónicos, replicar ADN o responder a estímulos, confirmamos que cruzó el umbral. La muerte a nivel celular es un proceso, no un instante, y depende críticamente de la escala que observemos.<text:line-break/>El usuario está pensando como un verdadero científico de sistemas complejos, y eso merece una respuesta igualmente rigurosa. Hay que destacar la belleza de este problema: la vida como un continuum que se desvanece a diferentes velocidades en distintas escalas.</text:p>
      <text:p text:style-name="P25"><text:span text:style-name="T9">El ejemplo del cuerpo humano muerto es perfecto, porque </text:span><text:span text:style-name="Strong_20_Emphasis"><text:span text:style-name="T10">la muerte no es un evento instantáneo, sino un proceso de descomposición escalonada de los sistemas que definen la vida</text:span></text:span><text:span text:style-name="T9">.<text:line-break/></text:span><text:span text:style-name="T9">Vamos a trazar la línea analizando el </text:span><text:span text:style-name="Strong_20_Emphasis"><text:span text:style-name="T10">colapso progresivo de los "enlaces" que sostienen la vida</text:span></text:span><text:span text:style-name="T9">.</text:span></text:p>
      <text:p text:style-name="P25"><text:span text:style-name="T9"><text:line-break/><text:line-break/></text:span><text:span text:style-name="T12">El Proceso de Muerte como Colapso de Capas<text:line-break/></text:span><text:span text:style-name="T9">Imaginemos un cuerpo humano en el momento de la muerte clínica (cese de latidos y respiración).<text:line-break/><text:line-break/></text:span><text:span text:style-name="Strong_20_Emphasis"><text:span text:style-name="T10">1. Muerte del Organismo (Pérdida de la Autopoiesis a Macroescala)</text:span></text:span></text:p>
      <text:list text:style-name="L7">
        <text:list-item>
          <text:p text:style-name="P26"><text:span text:style-name="Strong_20_Emphasis"><text:span text:style-name="T10">El "Yo" como sistema unificado ha muerto.</text:span></text:span><text:span text:style-name="T9"> La red global de comunicación (sistema nervioso, endocrino) se colapsa. Los órganos dejan de coordinarse. La homeostasis global se pierde irreversiblemente.</text:span></text:p>
        </text:list-item>
        <text:list-item>
          <text:p text:style-name="P26"><text:span text:style-name="Strong_20_Emphasis"><text:span text:style-name="T10">¿Sigue vivo?</text:span></text:span><text:span text:style-name="T9"> A nivel del organismo completo, </text:span><text:span text:style-name="Strong_20_Emphasis"><text:span text:style-name="T10">NO</text:span></text:span><text:span text:style-name="T9">. La autopoiesis a gran escala ha cesado.</text:span></text:p>
        </text:list-item>
        <text:list-item>
          <text:p text:style-name="P26"><text:span text:style-name="Strong_20_Emphasis"><text:span text:style-name="T10">¿Falseamiento?</text:span></text:span><text:span text:style-name="T9"> Si pudiéramos restaurar instantáneamente la circulación y oxigenación (como a veces se hace minutos después de un paro cardíaco), el organismo podría revivir. Pasado un punto de no retorno (daño cerebral irreversible), la hipótesis "el organismo ha muerto" se confirma.</text:span></text:p>
        </text:list-item>
      </text:list>
      <text:p text:style-name="P27"><text:span text:style-name="Strong_20_Emphasis"><text:span text:style-name="T10">2. Muerte de Tejidos y Órganos (Minutos/Horas)</text:span></text:span></text:p>
      <text:list text:style-name="L8">
        <text:list-item>
          <text:p text:style-name="P28"><text:span text:style-name="Strong_20_Emphasis"><text:span text:style-name="T10">Falta de oxígeno (Hipoxia):</text:span></text:span><text:span text:style-name="T9"> Las células, privadas de oxígeno, dejan de realizar la respiración aeróbica. El metabolismo se detiene o cambia a la ineficiente fermentación, generando acidosis.</text:span></text:p>
        </text:list-item>
        <text:list-item>
          <text:p text:style-name="P28"><text:span text:style-name="Strong_20_Emphasis"><text:span text:style-name="T10">¿Siguen vivos los tejidos?</text:span></text:span><text:span text:style-name="T9"> El corazón puede ser transplantado horas después de la muerte. La córnea puede usarse en trasplantes. </text:span><text:span text:style-name="Strong_20_Emphasis"><text:span text:style-name="T10">SÍ, estos tejidos aún mantienen una organización autopoiética a nivel tisular/celular</text:span></text:span><text:span text:style-name="T9">, pero su destino está sellado.</text:span></text:p>
        </text:list-item>
        <text:list-item>
          <text:p text:style-name="P28"><text:span text:style-name="Strong_20_Emphasis"><text:span text:style-name="T10">Umbral aquí:</text:span></text:span><text:span text:style-name="T9"> La muerte de un tejido ocurre cuando sus células mueren masivamente y la matriz extracelular se desorganiza. El "enlace" que las mantenía como un tejido funcional se rompe.</text:span></text:p>
        </text:list-item>
      </text:list>
      <text:p text:style-name="P27"><text:soft-page-break/><text:span text:style-name="Strong_20_Emphasis"><text:span text:style-name="T10">3. Muerte Celular (Horas/Días) - El Umbral Crítico</text:span></text:span><text:span text:style-name="T9"><text:line-break/>Este es el meollo de tu pregunta. </text:span><text:span text:style-name="Strong_20_Emphasis"><text:span text:style-name="T10">¿Cuándo una célula viva se convierte en solo una bolsa de moléculas orgánicas?</text:span></text:span></text:p>
      <text:p text:style-name="P27"><text:span text:style-name="T9">Una célula viva es un sistema de </text:span><text:span text:style-name="Strong_20_Emphasis"><text:span text:style-name="T10">autopoiesis a microescala</text:span></text:span><text:span text:style-name="T9">. La línea se cruza cuando este sistema se desmonta. Los eventos clave, que son </text:span><text:span text:style-name="Strong_20_Emphasis"><text:span text:style-name="T10">falsables</text:span></text:span><text:span text:style-name="T9">, son:</text:span></text:p>
      <text:list text:style-name="L9">
        <text:list-item>
          <text:p text:style-name="P29"><text:span text:style-name="Strong_20_Emphasis"><text:span text:style-name="T10">a) Fallo de la Bomba de Sodio-Potasio (Na+/K+ ATPasa):</text:span></text:span></text:p>
          <text:list>
            <text:list-item>
              <text:p text:style-name="P30"><text:span text:style-name="Strong_20_Emphasis"><text:span text:style-name="T10">Hipótesis Falsable:</text:span></text:span><text:span text:style-name="T9"> "Una célula ha muerto cuando ya no puede mantener el gradiente electroquímico a través de su membrana plasmática."</text:span></text:p>
            </text:list-item>
            <text:list-item>
              <text:p text:style-name="P30"><text:span text:style-name="Strong_20_Emphasis"><text:span text:style-name="T10">¿Cómo se falsea?</text:span></text:span><text:span text:style-name="T9"> Usando tintes vitales (como el azul de tripano). Una célula viva excluye el tinte porque su membrana está intacta y funcional. Una célula muerta lo deja pasar y se tiñe. Si al observar una muestra de tejido en descomposición, </text:span><text:span text:style-name="Strong_20_Emphasis"><text:span text:style-name="T10">el 100% de las células se tiñen</text:span></text:span><text:span text:style-name="T9">, hemos confirmado que ese tejido ha cruzado el umbral de "vivo" a "orgánico inerte".</text:span></text:p>
            </text:list-item>
          </text:list>
        </text:list-item>
        <text:list-item>
          <text:p text:style-name="P29"><text:span text:style-name="Strong_20_Emphasis"><text:span text:style-name="T10">b) Digestión Enzimática (Autólisis):</text:span></text:span></text:p>
          <text:list>
            <text:list-item>
              <text:p text:style-name="P31">Las propias enzimas de la célula (lipasas, proteasas, nucleasas) comienzan a digerir los componentes celulares al fallar los sistemas que las contienen (como los lisosomas).</text:p>
            </text:list-item>
            <text:list-item>
              <text:p text:style-name="P30"><text:span text:style-name="Strong_20_Emphasis"><text:span text:style-name="T10">Hipótesis Falsable:</text:span></text:span><text:span text:style-name="T9"> "Una célula ha muerto cuando su estructura interna (orgánulos, citoesqueleto) se desorganiza irreversiblemente debido a la autólisis."</text:span></text:p>
            </text:list-item>
            <text:list-item>
              <text:p text:style-name="P30"><text:span text:style-name="Strong_20_Emphasis"><text:span text:style-name="T10">¿Cómo se falsea?</text:span></text:span><text:span text:style-name="T9"> Bajo un microscopio electrónico, se puede observar la pérdida de la estructura de mitocondrias, retículo endoplásmico, etc. Cuando solo se ven vesículas amorfas y restos, la hipótesis de que era una célula viva queda falseada.</text:span></text:p>
            </text:list-item>
          </text:list>
        </text:list-item>
        <text:list-item>
          <text:p text:style-name="P29"><text:span text:style-name="Strong_20_Emphasis"><text:span text:style-name="T10">c) Fragmentación del ADN:</text:span></text:span></text:p>
          <text:list>
            <text:list-item>
              <text:p text:style-name="P31">El DNA, la molécula de la herencia, comienza a fragmentarse.</text:p>
            </text:list-item>
            <text:list-item>
              <text:p text:style-name="P30"><text:span text:style-name="Strong_20_Emphasis"><text:span text:style-name="T10">Hipótesis Falsable:</text:span></text:span><text:span text:style-name="T9"> "Una célula ha perdido su potencial de vida cuando su ADN genómico está tan fragmentado que ya no puede ser replicado o transcrito de manera significativa."</text:span></text:p>
            </text:list-item>
            <text:list-item>
              <text:p text:style-name="P30"><text:span text:style-name="Strong_20_Emphasis"><text:span text:style-name="T10">¿Cómo se falsea?</text:span></text:span><text:span text:style-name="T9"> Con técnicas como el ensayo TUNEL, que marca las roturas en el ADN. Una muestra con &gt;99% de células TUNEL-positivas ha cruzado el umbral.</text:span></text:p>
            </text:list-item>
          </text:list>
        </text:list-item>
      </text:list>
      <text:p text:style-name="P27"><text:span text:style-name="Strong_20_Emphasis"><text:span text:style-name="T10">4. Descomposición por Bacterias (Días/Semanas)</text:span></text:span></text:p>
      <text:list text:style-name="L10">
        <text:list-item>
          <text:p text:style-name="P32"><text:span text:style-name="T9">Ahora, el cuerpo es solo un conjunto de </text:span><text:span text:style-name="Strong_20_Emphasis"><text:span text:style-name="T10">moléculas orgánicas complejas</text:span></text:span><text:span text:style-name="T9"> (proteínas, grasas, azúcares). Las bacterias saprófitas (que SÍ están vivas) proceden a descomponerlo.</text:span></text:p>
        </text:list-item>
        <text:list-item>
          <text:p text:style-name="P32"><text:span text:style-name="Strong_20_Emphasis"><text:span text:style-name="T10">El cuerpo como "alimento":</text:span></text:span><text:span text:style-name="T9"> Las moléculas orgánicas del cadáver se reintegran en los metabolismos de otros sistemas vivos (bacterias, hongos, gusanos).</text:span></text:p>
        </text:list-item>
      </text:list>
      <text:h text:style-name="P33" text:outline-level="3"><text:span text:style-name="T12">Conclusión: ¿Dónde está la Línea?<text:line-break/></text:span><text:span text:style-name="Strong_20_Emphasis"><text:span text:style-name="T10">La línea entre "vivo" y "orgánico" no es una frontera nítida, sino una zona de transición que se puede medir y falsear.</text:span></text:span><text:span text:style-name="T9"> Se cruza cuando un sistema celular pierde de forma irreversible su capacidad de:</text:span></text:h>
      <text:list text:style-name="L11">
        <text:list-item>
          <text:p text:style-name="P34"><text:span text:style-name="Strong_20_Emphasis"><text:span text:style-name="T10">Mantenerse separado del entorno</text:span></text:span><text:span text:style-name="T9"> (integridad de la membrana).</text:span></text:p>
        </text:list-item>
        <text:list-item>
          <text:p text:style-name="P34"><text:span text:style-name="Strong_20_Emphasis"><text:span text:style-name="T10">Mantener su orden interno</text:span></text:span><text:span text:style-name="T9"> (metabolismo, gradientes iónicos).</text:span></text:p>
        </text:list-item>
        <text:list-item>
          <text:p text:style-name="P34"><text:span text:style-name="Strong_20_Emphasis"><text:span text:style-name="T10">Preservar y utilizar su información</text:span></text:span><text:span text:style-name="T9"> (integridad del ADN/ARN).</text:span></text:p>
        </text:list-item>
      </text:list>
      <text:p text:style-name="P27"><text:span text:style-name="Strong_20_Emphasis"><text:span text:style-name="T10">En el cuerpo humano muerto:</text:span></text:span></text:p>
      <text:list text:style-name="L12">
        <text:list-item>
          <text:p text:style-name="P35"><text:span text:style-name="Strong_20_Emphasis"><text:span text:style-name="T10">Minuto 0:</text:span></text:span><text:span text:style-name="T9"> El organismo ha muerto. Millones de células individuales siguen vivas.</text:span></text:p>
        </text:list-item>
        <text:list-item>
          <text:p text:style-name="P35"><text:span text:style-name="Strong_20_Emphasis"><text:span text:style-name="T10">Hora 6:</text:span></text:span><text:span text:style-name="T9"> Muchas células (neuronas, miocitos) han muerto. Otras (fibroblastos, células de la piel) pueden seguir "vivas" pero condenadas.</text:span></text:p>
        </text:list-item>
        <text:list-item>
          <text:p text:style-name="P35"><text:soft-page-break/><text:span text:style-name="Strong_20_Emphasis"><text:span text:style-name="T10">Día 3:</text:span></text:span><text:span text:style-name="T9"> La inmensa mayoría de las células humanas han cruzado el umbral. Son ahora </text:span><text:span text:style-name="Strong_20_Emphasis"><text:span text:style-name="T10">materia orgánica compleja en descomposición</text:span></text:span><text:span text:style-name="T9">.</text:span></text:p>
        </text:list-item>
        <text:list-item>
          <text:p text:style-name="P35"><text:span text:style-name="Strong_20_Emphasis"><text:span text:style-name="T10">Semana 4:</text:span></text:span><text:span text:style-name="T9"> Solo quedan restos estructurales resistentes (huesos, pelo) y una sopa orgánica siendo procesada por bacterias.</text:span></text:p>
        </text:list-item>
      </text:list>
      <text:p text:style-name="P27"><text:span text:style-name="T9">Tu proyecto no necesita una línea definitiva, sino un </text:span><text:span text:style-name="Strong_20_Emphasis"><text:span text:style-name="T10">modelo que describa este proceso de transición</text:span></text:span><text:span text:style-name="T9">. La propuesta formal (Fase 3) podría modelar cómo, al fallar nodos críticos (suministro de energía), la red celular colapsa de un estado "vivo" (alta conectividad, flujo de información) a un estado "inerte" (red desconectada y degradada). Esto es matemáticamente modelable y, por tanto, falsable.<text:line-break/>Estás desmontando el concepto binario de "vida/muerte" para revelar la realidad subyacente: un complejo sistema de enlaces que se forman, mantienen y, finalmente, se rompen.</text:span></text:p>
      <text:p text:style-name="P6">Toda tu <text:span text:style-name="T13">respuesta</text:span> entre vivo y organico parte de la vision pluricelular, deberia existir un punto de ruptura mas que una red de decoherencia en organismos unicelulares?<text:line-break/><text:span text:style-name="T14">En estos</text:span> no tenemos una red de coherencia que deba prevalecer para sostener la vida?<text:line-break/><text:span text:style-name="T14">O esta existe como seria logico pensar? </text:span><text:span text:style-name="T15">Me pongo estilo popperiano.</text:span></text:p>
      <text:p text:style-name="Standard"/>
      <text:p text:style-name="P36"><text:span text:style-name="T13">E</text:span>l usuario <text:span text:style-name="T13">q</text:span>uiere tensionar el marco conceptual anterior aplicándolo a organismos unicelulares, donde la idea de "red de coherencia" se vuelve más sutil. Es una objeción aguda porque justamente los unicelulares son el puente entre lo químico y lo pluricelular.<text:line-break/>Voy a estructurar la respuesta en tres partes clave: primero reformular el concepto de "red de coherencia" para que incluya sistemas mínimos, y finalmente proponer un experimento mental con un xenobioquímico para mostrar cómo el marco resiste. Aquí la excepción son los sistemas unicelulares que parecen no tener "red" pero en realidad la tienen a nivel molecular. Necesito mostrar que la autopoiesis ya es una red de coherencia por sí misma, incluso en una sola célula.<text:line-break/>El ejemplo del ARN autocatalítico es perfecto porque es el sistema más simple posible que ya muestra transiciones entre estados. Puedo mapearlo a un formalismo matemático con teoría de grafos dinámicos para darle peso científico a la respuesta.</text:p>
      <text:p text:style-name="P37"><text:span text:style-name="Strong_20_Emphasis"><text:span text:style-name="T16">T</text:span></text:span><text:span text:style-name="Strong_20_Emphasis"><text:span text:style-name="T10">ensionar los límites es donde la ciencia se purifica y se fortalece.</text:span></text:span><text:span text:style-name="T9"> Karl Popper argumentaba que el progreso científico no viene de verificar lo que ya sabemos, sino de intentar refutar nuestras teorías más queridas. </text:span><text:span text:style-name="T9">Abordemos, pues, la excepción del organismo unicelular.<text:line-break/><text:line-break/></text:span><text:span text:style-name="T11">La Muerte Unicelular: ¿Un Punto de Ruptura o una Decoherencia?</text:span></text:p>
      <text:p text:style-name="P38"><text:span text:style-name="T9">En un pluricelular, la "muerte" es la decoherencia de una red macro (el organismo) mientras subsisten redes micro (las células). En un unicelular, </text:span><text:span text:style-name="Strong_20_Emphasis"><text:span text:style-name="T10">la célula </text:span></text:span><text:span text:style-name="Emphasis"><text:span text:style-name="T10">es</text:span></text:span><text:span text:style-name="Strong_20_Emphasis"><text:span text:style-name="T10"> la red total</text:span></text:span><text:span text:style-name="T9">. No hay subsistemas que puedan morir por separado. Aquí, el concepto de "red de coherencia" se traslada al nivel molecular.<text:line-break/><text:line-break/></text:span><text:span text:style-name="Strong_20_Emphasis"><text:span text:style-name="T10">¿Cuál es el "punto de ruptura" para una bacteria o una ameba?<text:line-break/><text:line-break/></text:span></text:span><text:span text:style-name="T9">Incluso aquí, la muerte no es un binario instantáneo. Es un </text:span><text:span text:style-name="Strong_20_Emphasis"><text:span text:style-name="T10">proceso de fallo sistémico en cascada</text:span></text:span><text:span text:style-name="T9">. Podemos definirlo como la pérdida irreversible de la autopoiesis en un sistema cerrado. Y esto es falsable.</text:span></text:p>
      <text:p text:style-name="P38"><text:span text:style-name="T9"><text:line-break/></text:span><text:span text:style-name="T9">Imagina una bacteria en una gota de agua. Morirá por falta de nutrientes o por acumulación de toxinas.</text:span></text:p>
      <text:list text:style-name="L13">
        <text:list-item>
          <text:p text:style-name="P39"><text:span text:style-name="Strong_20_Emphasis"><text:span text:style-name="T10">Fallo Energético:</text:span></text:span><text:span text:style-name="T9"> Primero, se agota el ATP. La bomba de protones de la membrana se detiene. Es el equivalente a la "muerte clínica" de la bacteria.</text:span></text:p>
        </text:list-item>
        <text:list-item>
          <text:p text:style-name="P39"><text:span text:style-name="Strong_20_Emphasis"><text:span text:style-name="T10">Pérdida de Homeostasis:</text:span></text:span><text:span text:style-name="T9"> El gradiente electroquímico se colapsa. El pH interno se iguala al externo. Los iones difunden libremente.</text:span></text:p>
        </text:list-item>
        <text:list-item>
          <text:p text:style-name="P39"><text:span text:style-name="Strong_20_Emphasis"><text:span text:style-name="T10">Desorganización Macromolecular:</text:span></text:span><text:span text:style-name="T9"> Sin energía para mantener la integridad, las enzimas proteolíticas (si las tiene) comienzan a digerir la célula desde dentro. El ADN se fragmenta por hidrólisis.</text:span></text:p>
        </text:list-item>
        <text:list-item>
          <text:p text:style-name="P39"><text:span text:style-name="Strong_20_Emphasis"><text:span text:style-name="T10">Lisis o Desecación:</text:span></text:span><text:span text:style-name="T9"> Finalmente, la membrana se rompe (lisis) liberando el contenido orgánico, o se deseca, quedando como una cápsula orgánica inerte.</text:span></text:p>
        </text:list-item>
      </text:list>
      <text:p text:style-name="P40"><text:span text:style-name="Strong_20_Emphasis"><text:span text:style-name="T10">El "Punto de Ruptura" es precisamente el momento en que la cascada de fallos se vuelve irreversible.</text:span></text:span><text:span text:style-name="T9"> Es el punto de no retorno termodinámico. Antes de ese punto, si añades glucosa y eliminas desechos, la bacteria podría recuperarse. Después de ese punto, aunque añadas los componentes, el sistema no puede reiniciar su autopoiesis. La red se ha roto.<text:line-break/><text:line-break/></text:span></text:p>
      <text:p text:style-name="P40"><text:soft-page-break/><text:span text:style-name="Strong_20_Emphasis"><text:span text:style-name="T10">¿Cómo se falsea esto?</text:span></text:span></text:p>
      <text:list text:style-name="L14">
        <text:list-item>
          <text:p text:style-name="P41"><text:span text:style-name="Strong_20_Emphasis"><text:span text:style-name="T10">Hipótesis:</text:span></text:span><text:span text:style-name="T9"> "El punto de muerte de </text:span><text:span text:style-name="Emphasis"><text:span text:style-name="T9">E. coli</text:span></text:span><text:span text:style-name="T9"> en condiciones de inanición se produce cuando la concentración intracelular de ATP cae por debajo del umbral 'X' durante un tiempo 'Y', llevando a la desnaturalización irreversible de &gt;Z% de sus proteínas esenciales."</text:span></text:p>
        </text:list-item>
        <text:list-item>
          <text:p text:style-name="P41"><text:span text:style-name="Strong_20_Emphasis"><text:span text:style-name="T10">Falseamiento:</text:span></text:span><text:span text:style-name="T9"> Si encontramos una cepa mutante de </text:span><text:span text:style-name="Emphasis"><text:span text:style-name="T9">E. coli</text:span></text:span><text:span text:style-name="T9"> que, tras superar ese umbral de ATP y desnaturalización proteica, puede ser "revivida" de forma consistente, nuestra hipótesis sobre el punto de ruptura es falsa. Quizá el criterio clave no es el ATP, sino la integridad del ADN o la fluidez de la membrana.</text:span></text:p>
        </text:list-item>
      </text:list>
      <text:h text:style-name="P42" text:outline-level="3">La Verdadera Tensión: Sistemas en el Límite de la Vida</text:h>
      <text:p text:style-name="P40"><text:span text:style-name="T9">Para tensionar el modelo al máximo, como pides, debemos ir más allá de la bacteria y mirar a los sistemas que desafían la definición misma de "sistema".<text:line-break/><text:line-break/></text:span><text:span text:style-name="Strong_20_Emphasis"><text:span text:style-name="T10">Caso 1: Los Virus</text:span></text:span></text:p>
      <text:list text:style-name="L15">
        <text:list-item>
          <text:p text:style-name="P43"><text:span text:style-name="Strong_20_Emphasis"><text:span text:style-name="T10">El Problema:</text:span></text:span><text:span text:style-name="T9"> Un virus fuera de una célula es una partícula orgánica inerte. No metabolisma, no mantiene homeostasis. Es un cristal orgánico complejo.</text:span></text:p>
        </text:list-item>
        <text:list-item>
          <text:p text:style-name="P43"><text:span text:style-name="Strong_20_Emphasis"><text:span text:style-name="T10">La Tensión:</text:span></text:span><text:span text:style-name="T9"> Dentro de una célula, "secuestra" la maquinaria autopoiética de su huésped y se replica. ¿Es un ser vivo? ¿O es un "parásito informacional" que existe en la frontera entre la capa "orgánica" y la "vida"?</text:span></text:p>
        </text:list-item>
        <text:list-item>
          <text:p text:style-name="P43"><text:span text:style-name="Strong_20_Emphasis"><text:span text:style-name="T10">Implicación para el Modelo:</text:span></text:span><text:span text:style-name="T9"> El modelo debe poder describir un virus no como una entidad, sino como un </text:span><text:span text:style-name="Strong_20_Emphasis"><text:span text:style-name="T10">patrón de información (ADN/ARN)</text:span></text:span><text:span text:style-name="T9"> que puede "activarse" al entrar en el contexto de un sistema autopoiético (la célula). La vida no sería una propiedad de la </text:span><text:span text:style-name="Emphasis"><text:span text:style-name="T9">sustancia</text:span></text:span><text:span text:style-name="T9">, sino de la </text:span><text:span text:style-name="Emphasis"><text:span text:style-name="T9">relación dinámica</text:span></text:span><text:span text:style-name="T9"> entre un patrón informacional y un sustrato autopoiético.</text:span></text:p>
        </text:list-item>
      </text:list>
      <text:p text:style-name="P40"><text:span text:style-name="Strong_20_Emphasis"><text:span text:style-name="T10">Caso 2: Los Priones</text:span></text:span></text:p>
      <text:list text:style-name="L16">
        <text:list-item>
          <text:p text:style-name="P44"><text:span text:style-name="Strong_20_Emphasis"><text:span text:style-name="T10">El Problema:</text:span></text:span><text:span text:style-name="T9"> Son solo proteínas mal plegadas. No tienen ácidos nucleicos. No son "organizados" en el sentido biológico.</text:span></text:p>
        </text:list-item>
        <text:list-item>
          <text:p text:style-name="P44"><text:span text:style-name="Strong_20_Emphasis"><text:span text:style-name="T10">La Tensión:</text:span></text:span><text:span text:style-name="T9"> Sin embargo, son </text:span><text:span text:style-name="Emphasis"><text:span text:style-name="T9">capaces de replicar su información</text:span></text:span><text:span text:style-name="T9"> (su forma plegada) al inducir el mal plegamiento en otras proteínas normales dentro de un organismo. Catalizan su propia producción.</text:span></text:p>
        </text:list-item>
        <text:list-item>
          <text:p text:style-name="P44"><text:span text:style-name="Strong_20_Emphasis"><text:span text:style-name="T10">Implicación para el Modelo:</text:span></text:span><text:span text:style-name="T9"> Esto es casi un "sistema orgánico" puro. Un prion es un </text:span><text:span text:style-name="Strong_20_Emphasis"><text:span text:style-name="T10">ciclo autocatalítico simplísimo</text:span></text:span><text:span text:style-name="T9"> que opera en el límite mismo entre la química y la biología. Es un ejemplo de cómo una propiedad "similar a la vida" (replicación de información) puede emerger de un sustrato puramente proteico, sin necesidad de toda la maquinaria celular.</text:span></text:p>
        </text:list-item>
      </text:list>
      <text:p text:style-name="P40"><text:span text:style-name="Strong_20_Emphasis"><text:span text:style-name="T10">Caso 3: Vida Latente (Esporas, Criptobiosis)</text:span></text:span></text:p>
      <text:list text:style-name="L17">
        <text:list-item>
          <text:p text:style-name="P45"><text:span text:style-name="Strong_20_Emphasis"><text:span text:style-name="T10">El Problema:</text:span></text:span><text:span text:style-name="T9"> Un tardígrado desecado o una espora bacteriana no muestra signos de vida: metabolismo ~0, no hay movimiento, etc.</text:span></text:p>
        </text:list-item>
        <text:list-item>
          <text:p text:style-name="P45"><text:span text:style-name="Strong_20_Emphasis"><text:span text:style-name="T10">La Tensión:</text:span></text:span><text:span text:style-name="T9"> Sin embargo, la </text:span><text:span text:style-name="Emphasis"><text:span text:style-name="T9">red autopoiética no se ha descompuesto</text:span></text:span><text:span text:style-name="T9">. Se ha </text:span><text:span text:style-name="Strong_20_Emphasis"><text:span text:style-name="T10">desacoplado funcionalmente</text:span></text:span><text:span text:style-name="T9"> y puesto en pausa. La información y la estructura potencial para reiniciar la autopoiesis se conservan intactas.</text:span></text:p>
        </text:list-item>
        <text:list-item>
          <text:p text:style-name="P46"><text:span text:style-name="Strong_20_Emphasis"><text:span text:style-name="T10">Implicación para el Modelo:</text:span></text:span><text:span text:style-name="T9"> El modelo debe distinguir entre:</text:span></text:p>
          <text:list>
            <text:list-item>
              <text:p text:style-name="P45"><text:span text:style-name="Strong_20_Emphasis"><text:span text:style-name="T10">Sistema Autopoiético Activo:</text:span></text:span><text:span text:style-name="T9"> Flujo de materia/energía e información.</text:span></text:p>
            </text:list-item>
            <text:list-item>
              <text:p text:style-name="P45"><text:span text:style-name="Strong_20_Emphasis"><text:span text:style-name="T10">Sistema Autopoiético en Pausa (Latente):</text:span></text:span><text:span text:style-name="T9"> La red de componentes y sus potenciales de interacción se conservan, a la espera de un disparador.</text:span></text:p>
            </text:list-item>
            <text:list-item>
              <text:p text:style-name="P45"><text:span text:style-name="Strong_20_Emphasis"><text:span text:style-name="T10">Sistema Autopoiético Roto (Muerto):</text:span></text:span><text:span text:style-name="T9"> La red está irreversiblemente dañada.</text:span></text:p>
            </text:list-item>
          </text:list>
        </text:list-item>
      </text:list>
      <text:h text:style-name="P42" text:outline-level="3"><text:soft-page-break/>Ilustración: Un Formalismo para el Punto de Ruptura</text:h>
      <text:p text:style-name="P47">Imaginemos un formalismo de grafos dinámicos para una bacteria:</text:p>
      <text:list text:style-name="L18">
        <text:list-item>
          <text:p text:style-name="P48"><text:span text:style-name="Strong_20_Emphasis"><text:span text:style-name="T10">Nodos:</text:span></text:span><text:span text:style-name="T9"> Moléculas clave (ATP, enzimas, ADN, componentes de membrana).</text:span></text:p>
        </text:list-item>
        <text:list-item>
          <text:p text:style-name="P48"><text:span text:style-name="Strong_20_Emphasis"><text:span text:style-name="T10">Enlaces:</text:span></text:span><text:span text:style-name="T9"> Reacciones químicas y flujos de información.</text:span></text:p>
        </text:list-item>
        <text:list-item>
          <text:p text:style-name="P48"><text:span text:style-name="Strong_20_Emphasis"><text:span text:style-name="T10">El estado "Vivo"</text:span></text:span><text:span text:style-name="T9"> es un grafo fuertemente conectado, con ciclos de retroalimentación positiva (autocatálisis) y negativa (regulación).</text:span></text:p>
        </text:list-item>
        <text:list-item>
          <text:p text:style-name="P48"><text:span text:style-name="Strong_20_Emphasis"><text:span text:style-name="T10">La "Muerte"</text:span></text:span><text:span text:style-name="T9"> es la transición a un </text:span><text:span text:style-name="Strong_20_Emphasis"><text:span text:style-name="T10">grafo desconectado o estático</text:span></text:span><text:span text:style-name="T9">. Se rompen los ciclos autocatalíticos. Los nodos críticos (ej: una enzima clave) se desconectan de la red (se desnaturalizan). El flujo de información (ej: del ADN a los ribosomas) se detiene.</text:span></text:p>
        </text:list-item>
      </text:list>
      <text:p text:style-name="P40"><text:span text:style-name="Strong_20_Emphasis"><text:span text:style-name="T10">El "punto de ruptura" es un cambio de fase en la topología de la red.</text:span></text:span><text:span text:style-name="T9"> Es el momento en que la red pierde su "percolación" crítica y se fragmenta en componentes que ya no pueden sostenerse a sí mismos.</text:span></text:p>
      <text:h text:style-name="P42" text:outline-level="3">Conclusión: El Modelo No Se Rompe, Se Refina</text:h>
      <text:p text:style-name="P40"><text:span text:style-name="T9">Tu tensión no rompe el marco propuesto. Al contrario, </text:span><text:span text:style-name="Strong_20_Emphasis"><text:span text:style-name="T10">lo fortalece y lo obliga a ser más preciso.</text:span></text:span></text:p>
      <text:list text:style-name="L19">
        <text:list-item>
          <text:p text:style-name="P49"><text:span text:style-name="Strong_20_Emphasis"><text:span text:style-name="T10">La "Red de Coherencia" existe a todos los niveles.</text:span></text:span><text:span text:style-name="T9"> En un pluricelular es una red de células. En un unicelular, es una red molecular. El principio es isomorfo.</text:span></text:p>
        </text:list-item>
        <text:list-item>
          <text:p text:style-name="P49"><text:span text:style-name="Strong_20_Emphasis"><text:span text:style-name="T10">La línea entre "Vivo" y "Orgánico" es la integridad de la red autopoiética.</text:span></text:span><text:span text:style-name="T9"> Para un unicelular, es un "punto de ruptura" termodinámico e informacional bien definido (aunque a veces difícil de medir). Para un virus, es una propiedad relacional que depende de una red autopoiética externa.</text:span></text:p>
        </text:list-item>
        <text:list-item>
          <text:p text:style-name="P49"><text:span text:style-name="Strong_20_Emphasis"><text:span text:style-name="T10">Las excepciones (virus, priones, esporas)</text:span></text:span><text:span text:style-name="T9"> no son fracasos del modelo, sino que </text:span><text:span text:style-name="Strong_20_Emphasis"><text:span text:style-name="T10">mapean el territorio de la frontera misma</text:span></text:span><text:span text:style-name="T9">. Nos muestran que la vida es un continuum de complejidad organizativa, y nuestro trabajo es cartografiar los diferentes "estados de la materia viviente".</text:span></text:p>
        </text:list-item>
      </text:list>
      <text:p text:style-name="P6"><text:span text:style-name="T17">L</text:span>as osas de agua dentro de los seres mas simples el mas fascinantes en su capacidad de cruzar y recuperarse de umbrales entre organico <text:span text:style-name="T17">y lo </text:span>vivo reconstruyendo incluso las cadenas de arn o adn (o ambas) lo que lleva sin duda a la pregunta si es la red de coherencia este realmente el verdadero concepto que debe definir lo vivo de lo organico o si por debajo de esa red autopoiética aun existe algo por debajo que faculta la existencia de la vida?<text:line-break/><text:span text:style-name="T17">C</text:span>omo responde la red autopoiética en dichos organismos? <text:s/>(mencion<text:span text:style-name="T17">e osas de agua pero sientete libre de buscar otros ejemplos)<text:line-break/></text:span>Que quizas deberia repenasr tb esto mismo desde lo quimico-organico pero este lo cerraste bastante mejor con el enlace C-H, <text:span text:style-name="T17">solo se me ocurre <text:s/>que </text:span><text:span text:style-name="T18">l</text:span><text:span text:style-name="T17">o</text:span><text:span text:style-name="T18">s</text:span><text:span text:style-name="T17"> desechos </text:span><text:span text:style-name="T18">como es habitual</text:span><text:span text:style-name="T17"> sea</text:span><text:span text:style-name="T18">n</text:span><text:span text:style-name="T17"> el alimento de </text:span><text:span text:style-name="T18">otro ser vivo y que en ultimo termino esos fosiles o petroleo fueran comida para Gaia, la idea de ese supraente, pero no filosofemos</text:span><text:span text:style-name="T17">.</text:span></text:p>
      <text:p text:style-name="P50"><text:span text:style-name="T18">E</text:span>l usuario <text:span text:style-name="T18">r</text:span>econoce la validez de la distinción química orgánico/inorgánico (basada en enlaces C-H) pero quiere tensionar el concepto de red autopoiética usando organismos extremos como los tardígrados. Es una jugada inteligente, porque si la autopoiesis es la red de coherencia que define la vida, ¿cómo explica seres que pueden desmontarla y reconstruirla completamente?<text:line-break/>El usuario no solo acepta el marco teórico, sino que busca sus límites con ejemplos concretos. Su mención de los tardígrados es perfecta: son el caso de prueba ideal para cualquier teoría de la vida, ya que desafían la idea de un "umbral" rígido entre lo vivo y lo orgánico. Al preguntar si hay algo por debajo de la red autopoiética, está tocando el núcleo mismo del problema de la emergencia.<text:line-break/>Voy a estructurar la respuesta en tres movimientos: primero, explicar cómo los tardígrados no refutan sino que enriquecen el concepto de autopoiesis al mostrar que la red puede existir en estado latente. Segundo, introducir la hipótesis de la "red subyacente" desde la física de sistemas complejos, donde la vida emergería de propiedades matemáticas más fundamentales. Tercero, señalar que la química orgánica, aunque bien definida, tiene sus propias tensiones en el origen de la vida (como el problema de la quiralidad y la complejidad mínima).</text:p>
      <text:p text:style-name="P51"><text:span text:style-name="T9">Los tardígrados (osos de agua) son el ejemplo </text:span><text:span text:style-name="Emphasis"><text:span text:style-name="T9">perfecto</text:span></text:span><text:span text:style-name="T9"> para tensionar el concepto de red autopoiética y buscar lo que hay debajo. No solo reconstruyen ARN/ADN, sino que son maestros de la </text:span><text:span text:style-name="Strong_20_Emphasis"><text:span text:style-name="T10">criobiosis y la anhidrobiosis</text:span></text:span><text:span text:style-name="T9">: pueden desecarse hasta quedar como "tun" (un estado de animación suspendida) y revivir años después.<text:line-break/></text:span><text:span text:style-name="T9">Vamos a diseccionar esto en dos actos.</text:span><text:span text:style-name="T19"><text:line-break/><text:line-break/></text:span><text:span text:style-name="T11">Acto I: Los Tardígrados y la Red Autopoiética ¿Se Disuelve o se Pausa?<text:line-break/><text:line-break/></text:span><text:span text:style-name="T9">Tu pregunta es brillante: cuando un tardígrado se deseca, ¿la red autopoiética desaparece (muerte) o simplemente </text:span><text:span text:style-name="Strong_20_Emphasis"><text:span text:style-name="T10">cambia de estado</text:span></text:span><text:span text:style-name="T9">? <text:line-break/></text:span><text:span text:style-name="T9">La evidencia apunta a lo segundo. Es un proceso activo y orquestado, no un colapso pasivo.</text:span></text:p>
      <text:list text:style-name="L20">
        <text:list-item>
          <text:p text:style-name="P52"><text:span text:style-name="Strong_20_Emphasis"><text:span text:style-name="T10">No es una ruptura, es un desmontaje controlado.</text:span></text:span><text:span text:style-name="T9"> El tardígrado, al sentir la desecación, sintetiza azúcares especiales (trehalosa) y proteínas intrínsecamente desordenadas (CAHS, SAHS). Estas moléculas forman un </text:span><text:span text:style-name="Strong_20_Emphasis"><text:span text:style-name="T10">vidrio biológico amorfo</text:span></text:span><text:span text:style-name="T9"> que rodea y estabiliza todas las macromoléculas críticas (membranas, proteínas, ADN).</text:span></text:p>
        </text:list-item>
        <text:list-item>
          <text:p text:style-name="P52"><text:span text:style-name="Strong_20_Emphasis"><text:span text:style-name="T10">La "Red" se transcribe a un formato de almacenamiento.</text:span></text:span><text:span text:style-name="T9"> Es como si la red autopoiética activa (con flujo de energía e información) </text:span><text:span text:style-name="Strong_20_Emphasis"><text:span text:style-name="T10">se compilara y guardara en un disco duro físico.</text:span></text:span><text:span text:style-name="T9"> Los componentes no se destruyen aleatoriamente; se desactivan y preservan en una matriz sólida, manteniendo su integridad estructural y sus relaciones espaciales.</text:span></text:p>
        </text:list-item>
        <text:list-item>
          <text:p text:style-name="P52"><text:span text:style-name="Strong_20_Emphasis"><text:span text:style-name="T10">La "Información" para reconstruirla permanece intacta.</text:span></text:span><text:span text:style-name="T9"> El ADN no se fragmenta aleatoriamente. Se mantiene en un estado protegido. La </text:span><text:span text:style-name="Emphasis"><text:span text:style-name="T9">información</text:span></text:span><text:span text:style-name="T9"> de cómo es la red (el "planos" de la autopoiesis) sobrevive.</text:span></text:p>
        </text:list-item>
      </text:list>
      <text:p text:style-name="P53"><text:span text:style-name="Strong_20_Emphasis"><text:span text:style-name="T10">¿Qué implica esto para nuestro modelo?<text:line-break/></text:span></text:span><text:span text:style-name="T9">La red autopoiética no es solo el estado </text:span><text:span text:style-name="Emphasis"><text:span text:style-name="T9">activo</text:span></text:span><text:span text:style-name="T9">. Tiene (en algunos organismos) un </text:span><text:span text:style-name="Strong_20_Emphasis"><text:span text:style-name="T10">estado latente o de reposo</text:span></text:span><text:span text:style-name="T9">. La transición "Vivo &lt;-&gt; Orgánico" no es una ida sin vuelta, sino un cambio de fase reversible bajo condiciones específicas.</text:span></text:p>
      <text:list text:style-name="L21">
        <text:list-item>
          <text:p text:style-name="P54"><text:span text:style-name="Strong_20_Emphasis"><text:span text:style-name="T10">Estado Activo:</text:span></text:span><text:span text:style-name="T9"> Red con flujo (metabolismo, información).</text:span></text:p>
        </text:list-item>
        <text:list-item>
          <text:p text:style-name="P54"><text:span text:style-name="Strong_20_Emphasis"><text:span text:style-name="T10">Estado Latente (Tun):</text:span></text:span><text:span text:style-name="T9"> Red "vitrificada". La conectividad potencial se conserva, pero el flujo es cero. Es un </text:span><text:span text:style-name="Strong_20_Emphasis"><text:span text:style-name="T10">sistema autopoiético pausado</text:span></text:span><text:span text:style-name="T9">.</text:span></text:p>
        </text:list-item>
        <text:list-item>
          <text:p text:style-name="P54"><text:soft-page-break/><text:span text:style-name="Strong_20_Emphasis"><text:span text:style-name="T10">Estado Muerto:</text:span></text:span><text:span text:style-name="T9"> Red rota. La conectividad potencial se ha perdido irreversiblemente (ej.: el vidrio biológico se calentó y se fundió, desnaturalizando las proteínas).</text:span></text:p>
        </text:list-item>
      </text:list>
      <text:p text:style-name="P53"><text:span text:style-name="Strong_20_Emphasis"><text:span text:style-name="T10">Falsabilidad aquí:</text:span></text:span><text:span text:style-name="T9"> La hipótesis "el tun del tardígrado es un estado latente de la red autopoiética" se falsearía si, al rehidratarlo, los componentes se reensamblaran de forma aleatoria y no se recuperara el organismo original. El hecho de que reviva </text:span><text:span text:style-name="Emphasis"><text:span text:style-name="T9">exactamente</text:span></text:span><text:span text:style-name="T9"> como un tardígrado prueba que la información estructural de la red se conservó.<text:line-break/><text:line-break/><text:line-break/></text:span><text:span text:style-name="T11">Acto II: ¿Hay Algo por Debajo de la Red Autopoiética? La Búsqueda del Sustrato Más Profundo</text:span></text:p>
      <text:p text:style-name="P53"><text:span text:style-name="T9">Esta es la pregunta del millón. Si la autopoiesis es la red, ¿cuál es el "campo" o el "sustrato" que la permite? Aquí entramos en un territorio especulativo y fascinante.<text:line-break/><text:line-break/></text:span><text:span text:style-name="Strong_20_Emphasis"><text:span text:style-name="T10">1. El Nivel Físico-Químico: Las Leyes de la Auto-Organización</text:span></text:span></text:p>
      <text:list text:style-name="L22">
        <text:list-item>
          <text:p text:style-name="P55"><text:span text:style-name="T9">Esto es lo que sabemos. La red no surge de la nada. Emerge porque las leyes de la física y la química en condiciones de no-equilibrio </text:span><text:span text:style-name="Strong_20_Emphasis"><text:span text:style-name="T10">favorecen la formación de estructuras disipativas</text:span></text:span><text:span text:style-name="T9"> (como propuso Ilya Prigogine).</text:span></text:p>
        </text:list-item>
        <text:list-item>
          <text:p text:style-name="P55"><text:span text:style-name="Strong_20_Emphasis"><text:span text:style-name="T10">¿El sustrato?</text:span></text:span><text:span text:style-name="T9"> Propiedades como la </text:span><text:span text:style-name="Strong_20_Emphasis"><text:span text:style-name="T10">catálisis</text:span></text:span><text:span text:style-name="T9">, la </text:span><text:span text:style-name="Strong_20_Emphasis"><text:span text:style-name="T10">auto-ensamblaje de membranas lipídicas</text:span></text:span><text:span text:style-name="T9">, y la </text:span><text:span text:style-name="Strong_20_Emphasis"><text:span text:style-name="T10">termodinámica de sistemas abiertos</text:span></text:span><text:span text:style-name="T9">. La vida es la forma más eficaz que ha encontrado el universo para disipar gradientes de energía en nuestro planeta. La red autopoiética es la </text:span><text:span text:style-name="Emphasis"><text:span text:style-name="T9">estructura</text:span></text:span><text:span text:style-name="T9"> que realiza esta función.</text:span></text:p>
        </text:list-item>
        <text:list-item>
          <text:p text:style-name="P55"><text:span text:style-name="Strong_20_Emphasis"><text:span text:style-name="T10">Organismos de ejemplo: Protocélulas.</text:span></text:span><text:span text:style-name="T9"> En el laboratorio, se crean vesículas lipídicas que pueden crecer, competir y mostrar comportamientos rudimentarios. Ellas no tienen vida, pero muestran el </text:span><text:span text:style-name="Strong_20_Emphasis"><text:span text:style-name="T10">sustrato físico-químico</text:span></text:span><text:span text:style-name="T9"> del que emerge la autopoiesis.</text:span></text:p>
        </text:list-item>
      </text:list>
      <text:p text:style-name="P53"><text:span text:style-name="Strong_20_Emphasis"><text:span text:style-name="T10">2. El Nivel Informacional-Computacional: La "Física de la Información"</text:span></text:span></text:p>
      <text:list text:style-name="L23">
        <text:list-item>
          <text:p text:style-name="P56"><text:span text:style-name="T9">Aquí la hipótesis se vuelve más audaz. Quizá lo fundamental no es la materia/energía, sino la </text:span><text:span text:style-name="Strong_20_Emphasis"><text:span text:style-name="T10">información</text:span></text:span><text:span text:style-name="T9"> (en el sentido de Shannon o, mejor, de Solomonoff/Kolmogorov).</text:span></text:p>
        </text:list-item>
        <text:list-item>
          <text:p text:style-name="P56"><text:span text:style-name="Strong_20_Emphasis"><text:span text:style-name="T10">La Vida como Proceso de Computación:</text:span></text:span><text:span text:style-name="T9"> Un sistema vivo sería un conjunto de datos (el genoma) ejecutándose en un hardware específico (la maquinaria química). La red autopoiética sería la "máquina de Turing" que ejecuta el programa.</text:span></text:p>
        </text:list-item>
        <text:list-item>
          <text:p text:style-name="P56"><text:span text:style-name="Strong_20_Emphasis"><text:span text:style-name="T10">El Sujeto de ejemplo: Los Virus (otra vez).</text:span></text:span><text:span text:style-name="T9"> Un virus es, esencialmente, pura información (ADN/ARN) que espera un hardware para ejecutarse. Un tardígrado en estado "tun" sería un programa pausado, con el código y la memoria RAM (el vidrio biológico) guardados en el disco duro.</text:span></text:p>
        </text:list-item>
      </text:list>
      <text:p text:style-name="P53"><text:span text:style-name="Strong_20_Emphasis"><text:span text:style-name="T10">3. El Nivel de la Complejidad y la Criticalidad</text:span></text:span></text:p>
      <text:list text:style-name="L24">
        <text:list-item>
          <text:p text:style-name="P57"><text:span text:style-name="T9">Esta es quizás la respuesta más elegante para tu proyecto. El sustrato último podría ser un </text:span><text:span text:style-name="Strong_20_Emphasis"><text:span text:style-name="T10">principio matemático</text:span></text:span><text:span text:style-name="T9">: los sistemas vivos existen en el </text:span><text:span text:style-name="Strong_20_Emphasis"><text:span text:style-name="T10">punto crítico</text:span></text:span><text:span text:style-name="T9"> entre el orden y el caos.</text:span></text:p>
          <text:list>
            <text:list-item>
              <text:p text:style-name="P58"><text:span text:style-name="Strong_20_Emphasis"><text:span text:style-name="T10">Demasiado orden</text:span></text:span><text:span text:style-name="T9"> = cristal, no se adapta.</text:span></text:p>
            </text:list-item>
            <text:list-item>
              <text:p text:style-name="P58"><text:span text:style-name="Strong_20_Emphasis"><text:span text:style-name="T10">Demasiado caos</text:span></text:span><text:span text:style-name="T9"> = gas, no se mantiene.</text:span></text:p>
            </text:list-item>
            <text:list-item>
              <text:p text:style-name="P58"><text:span text:style-name="Strong_20_Emphasis"><text:span text:style-name="T10">Punto crítico</text:span></text:span><text:span text:style-name="T9"> = complejidad máxima, capacidad de computación y adaptación.</text:span></text:p>
            </text:list-item>
          </text:list>
        </text:list-item>
        <text:list-item>
          <text:p text:style-name="P58"><text:span text:style-name="T9">La red autopoiética sería la </text:span><text:span text:style-name="Strong_20_Emphasis"><text:span text:style-name="T10">manifestación física de un sistema que se mantiene en este régimen de criticalidad</text:span></text:span><text:span text:style-name="T9">. Lo que hay "por debajo" no es una sustancia, sino una </text:span><text:span text:style-name="Strong_20_Emphasis"><text:span text:style-name="T10">ley de organización natural</text:span></text:span><text:span text:style-name="T9">.</text:span></text:p>
        </text:list-item>
        <text:list-item>
          <text:p text:style-name="P58"><text:span text:style-name="Strong_20_Emphasis"><text:span text:style-name="T10">Falsabilidad:</text:span></text:span><text:span text:style-name="T9"> Si esta hipótesis es cierta, deberíamos poder encontrar firmas de criticalidad en todos los sistemas vivos (en el ritmo cardíaco, en la actividad neuronal, en la expresión génica en red). Y, de hecho, se encuentran.</text:span></text:p>
        </text:list-item>
      </text:list>
      <text:h text:style-name="P59" text:outline-level="3"><text:soft-page-break/><text:span text:style-name="T20">Epílogo: Tensando el Límite Químico-Orgánico</text:span></text:h>
      <text:p text:style-name="P53"><text:span text:style-name="T9">Dices que lo diste por válido, pero tienes razón, siempre hay flecos. La definición C-H es operativa, pero la tensión está en el </text:span><text:span text:style-name="Strong_20_Emphasis"><text:span text:style-name="T10">origen de la vida</text:span></text:span><text:span text:style-name="T9">.<text:line-break/><text:line-break/></text:span><text:span text:style-name="Strong_20_Emphasis"><text:span text:style-name="T10">El Problema de la Quiralidad:</text:span></text:span></text:p>
      <text:list text:style-name="L25">
        <text:list-item>
          <text:p text:style-name="P60">La química abiótica produce moléculas orgánicas con una mezcla 50/50 de sus formas izquierda y derecha (quirales).</text:p>
        </text:list-item>
        <text:list-item>
          <text:p text:style-name="P61"><text:span text:style-name="T9">La vida usa </text:span><text:span text:style-name="Strong_20_Emphasis"><text:span text:style-name="T10">exclusivamente</text:span></text:span><text:span text:style-name="T9"> aminoácidos zurdos y azúcares derechos.</text:span></text:p>
        </text:list-item>
        <text:list-item>
          <text:p text:style-name="P61"><text:span text:style-name="Strong_20_Emphasis"><text:span text:style-name="T10">La Tensión:</text:span></text:span><text:span text:style-name="T9"> ¿Cómo surgió esta homoquiralidad a partir de una química que no la favorece? Es un salto discreto. Un sistema puramente químico con una mezcla racémica es "orgánico", pero uno con homoquiralidad ya huele a "pre-biótico". Este es un fleco enorme y un campo de investigación activo.</text:span></text:p>
        </text:list-item>
      </text:list>
      <text:p text:style-name="P53"><text:span text:style-name="Strong_20_Emphasis"><text:span text:style-name="T10">El Problema de la Complejidad Mínima:</text:span></text:span></text:p>
      <text:list text:style-name="L26">
        <text:list-item>
          <text:p text:style-name="P62">Puedes tener una sopa de aminoácidos (orgánica) y no pasa nada. Pero en un momento, se forma un péptido que acelera su propia formación (autocatálisis).</text:p>
        </text:list-item>
        <text:list-item>
          <text:p text:style-name="P63"><text:span text:style-name="Strong_20_Emphasis"><text:span text:style-name="T10">La Tensión:</text:span></text:span><text:span text:style-name="T9"> ¿En qué punto exacto el sistema deja de ser una "reacción química" y se convierte en un "sistema orgánico auto-organizativo"? La línea es difusa y está definida por la topología de la red de reacciones, no solo por la presencia de C-H.</text:span></text:p>
        </text:list-item>
      </text:list>
      <text:p text:style-name="P53"><text:span text:style-name="Strong_20_Emphasis"><text:span text:style-name="T10">Conclusión Final:<text:line-break/></text:span></text:span><text:span text:style-name="T9">Tu ejercicio nos lleva a una visión en capas cada vez más fundamental:</text:span></text:p>
      <text:list text:style-name="L27">
        <text:list-item>
          <text:p text:style-name="P64"><text:span text:style-name="Strong_20_Emphasis"><text:span text:style-name="T10">Capa de la Vida (Autopoiesis):</text:span></text:span><text:span text:style-name="T9"> Redes activas o latentes que se automanitienen (Tardígrados, bacterias).</text:span></text:p>
        </text:list-item>
        <text:list-item>
          <text:p text:style-name="P64"><text:span text:style-name="Strong_20_Emphasis"><text:span text:style-name="T10">Capa Orgánica (Auto-Organización):</text:span></text:span><text:span text:style-name="T9"> Sistemas químicos complejos que muestran organización sostenida sin llegar a la autopoiesis (Protocélulas, ciclos autocatalíticos).</text:span></text:p>
        </text:list-item>
        <text:list-item>
          <text:p text:style-name="P64"><text:span text:style-name="Strong_20_Emphasis"><text:span text:style-name="T10">Capa Química (Enlaces C-H):</text:span></text:span><text:span text:style-name="T9"> El sustrato material.</text:span></text:p>
        </text:list-item>
        <text:list-item>
          <text:p text:style-name="P64"><text:span text:style-name="Strong_20_Emphasis"><text:span text:style-name="T10">Capa Físico-Matemática (Leyes de la Emergencia):</text:span></text:span><text:span text:style-name="T9"> El sustrato último, donde las leyes de la termodinámica, la información y la criticalidad dictan que, bajo ciertas condiciones, la vida </text:span><text:span text:style-name="Emphasis"><text:span text:style-name="T9">debe</text:span></text:span><text:span text:style-name="T9"> emerger.</text:span></text:p>
        </text:list-item>
      </text:list>
      <text:p text:style-name="P65"><text:span text:style-name="T21">Estamos ante l</text:span>a pregunta que podría llevar a una "Teoría de Campos" para la biología, donde la "red autopoiética" sea el estado excitado de un campo más fundamental de organización compleja.</text:p>
      <text:p text:style-name="P6">De momento hemos tratado la vida de manera general sin categorias, pero existen cinco categorias, cinco reinos animae, asi como biomas <text:span text:style-name="T22">del planeta</text:span>, que podrian considerarse el siguiente paso: enlazar distintas formas de vida dentro de un conjunto que mantiene un equilibrio en el ciclo <text:span text:style-name="T22">vitae</text:span>, donde los desechos de unos alimentan a otros, para llegar finalmente a la idea de <text:span text:style-name="T22">Gaia o </text:span>Nurse de vida como una simbiosis unitaria, una red global de enlaces entre todos los biomas del planeta.<text:line-break/>No se hasta que punto esta hoja de ruta puede cumplirse, pero, dado que buscamos las tensiones entre organico y vida, no puedo dejar de preguntarme si toda la vida, como dice Nurse, se desarrolla a partir del mismo patron y luego se diversifica en distintas ramas, o si, de aquello que hemos estado analizando, existen diferencias —por sutiles que sean— en la diversificacion y los limites que podemos trazar segun el reino animae que tomemos como ejemplo, o si en todos y cada uno de ellos se cumplen las premisas que hasta ahora hemos establecido.<text:line-break/>Empieza a ser un ejercicio redundante <text:span text:style-name="T23">que no va a diferir de lo dicho</text:span>, pero <text:span text:style-name="T23">por cubrir perspectivas.</text:span></text:p>
      <text:p text:style-name="P66"><text:span text:style-name="T24">E</text:span><text:span text:style-name="T25">l usuario está avanzando hacia una perspectiva macroecológica, preguntándose si los patrones que hemos discutido (autopoiesis, redes de coherencia, transiciones entre lo orgánico y lo vivo) se mantienen consistentes a través de los distintos reinos de la vida y en escalas mayores como los biomas y la hipótesis de Gaia. Es una pregunta profundamente sistémica.<text:line-break/>Veo que el usuario quiere tensionar el modelo nuevamente, esta vez en la diversidad biológica. Aunque sospecha que la respuesta será similar en todos los reinos, necesita confirmar si hay diferencias sutiles pero críticas. Es un ejercicio de robustez conceptual.<text:line-break/>El usuario menciona a Lynn Margulis (simbiogénesis) y la hipótesis Gaia de Lovelock, lo que sugiere que está pensando en patrones de organización a escala planetaria. Esto conecta directamente con su interés en las "capas de enlace" y las redes globales.<text:line-break/>Recordemos que los cinco reinos (Monera, Protista, Fungi, Plantae, Animalia) representan estrategias adaptativas radicalmente diferentes, pero todas comparten los fundamentos de la autopoiesis. La clave está en cómo cada reino implementa y prioriza los procesos básicos.<text:line-break/>Por ejemplo, los hongos desafían nuestra noción de individualidad con sus redes miceliales, mientras que las plantas introducen la simbiósis con cloroplastos como parte de su identidad. Los animales priorizan la movilidad y el sistema nervioso para mantener su autopoiesis.<text:line-break/>A nivel de bioma, el concepto se mantiene pero se escala: ahora son redes de redes autopoiéticas acopladas. La hipótesis Gaia llevaría esto al extremo, proponiendo que el planeta mismo exhibe propiedades de un sistema autopoiético gigante.<text:line-break/>El usuario tiene razón en que no hay ruptura fundamental en los principios, pero las implementaciones son fascinantemente diversas. Esto enriquece el modelo en lugar de debilitarlo, mostrando cómo los mismos principios básicos pueden generar complejidad increíblemente variada.<text:line-break/>Voy a estructurar la respuesta destacando cómo cada reino tensiona el concepto de manera única, pero sin romperlo, y luego conectar esto con las escalas mayores hasta llegar a Gaia, donde el concepto de "nodo" en la red se vuelve ambiguo pero la lógica de red persiste.<text:line-break/><text:line-break/></text:span><text:span text:style-name="T9">Esta pregunta es fundamental y marca la transición de una teoría de la vida </text:span><text:span text:style-name="Emphasis"><text:span text:style-name="T9">individual</text:span></text:span><text:span text:style-name="T9"> a una teoría de la vida </text:span><text:span text:style-name="Emphasis"><text:span text:style-name="T9">colectiva y diversificada</text:span></text:span><text:span text:style-name="T9">. </text:span><text:span text:style-name="T9">La hipótesis subyacente de tu proyecto es la búsqueda de un </text:span><text:span text:style-name="Strong_20_Emphasis"><text:span text:style-name="T10">isomorfismo</text:span></text:span><text:span text:style-name="T9">—un patrón común que se repite a través de las escalas y las diversidades. La pregunta es: ¿nuestras premisas de red autopoiética, umbrales y transiciones de capa, sobreviven al contacto con la abrumadora diversidad de los reinos?<text:line-break/><text:line-break/>La respuesta corta es: </text:span><text:span text:style-name="Strong_20_Emphasis"><text:span text:style-name="T10">Sí, sobreviven, pero se enriquecen y matizan dramáticamente.</text:span></text:span><text:span text:style-name="T9"> La "red de coherencia" se manifiesta de formas radicalmente diferentes.<text:line-break/></text:span><text:span text:style-name="T9">Analicemos los reinos para tensionar el modelo:</text:span></text:p>
      <text:h text:style-name="P67" text:outline-level="3"><text:soft-page-break/>1. Monera (Bacterias y Arqueas) - La Autopoiesis Minimalista</text:h>
      <text:list text:style-name="L28">
        <text:list-item>
          <text:p text:style-name="P68"><text:span text:style-name="Strong_20_Emphasis"><text:span text:style-name="T10">El Patrón:</text:span></text:span><text:span text:style-name="T9"> Es el caso más puro que hemos analizado. Una sola célula = una red autopoiética única e indivisible. El "organismo" y la "red" son coextensivos.</text:span></text:p>
        </text:list-item>
        <text:list-item>
          <text:p text:style-name="P68"><text:span text:style-name="Strong_20_Emphasis"><text:span text:style-name="T10">La Tensión/Confirmación:</text:span></text:span><text:span text:style-name="T9"> Su ciclo de vida es la prueba más directa de nuestro "punto de ruptura". La división binaria es la </text:span><text:span text:style-name="Strong_20_Emphasis"><text:span text:style-name="T10">replicación de la red completa</text:span></text:span><text:span text:style-name="T9">. Cuando mueren, la red colapsa. Aquí, el modelo se aplica de forma casi textbook.<text:line-break/><text:line-break/></text:span><text:span text:style-name="T11">2. Protista (Algas, Protozoos, Amebas) - La Flexibilidad de la Forma</text:span></text:p>
        </text:list-item>
      </text:list>
      <text:list text:style-name="L29">
        <text:list-item>
          <text:p text:style-name="P69"><text:span text:style-name="Strong_20_Emphasis"><text:span text:style-name="T10">El Patrón:</text:span></text:span><text:span text:style-name="T9"> Son mayormente unicelulares eucariotas, pero con una complejidad interna (orgánulos) mucho mayor.</text:span></text:p>
        </text:list-item>
        <text:list-item>
          <text:p text:style-name="P70"><text:span text:style-name="Strong_20_Emphasis"><text:span text:style-name="T10">La Tensión:</text:span></text:span><text:span text:style-name="T9"> Algunos, como los mixomicetos (hongos mucilaginosos), cambian radicalmente su modo de existencia. Pueden ser:</text:span></text:p>
          <text:list>
            <text:list-item>
              <text:p text:style-name="P69"><text:span text:style-name="Strong_20_Emphasis"><text:span text:style-name="T10">Red Unicelular:</text:span></text:span><text:span text:style-name="T9"> Amebas individuales.</text:span></text:p>
            </text:list-item>
            <text:list-item>
              <text:p text:style-name="P69"><text:span text:style-name="Strong_20_Emphasis"><text:span text:style-name="T10">Red Multicelular (Plasmodio):</text:span></text:span><text:span text:style-name="T9"> Bajo estrés, las amebas se agregan formando un "superorganismo" plasmodial que se mueve como una babaza. </text:span><text:span text:style-name="Strong_20_Emphasis"><text:span text:style-name="T10">¡Una única red autopoiética gigante con múltiples núcleos!</text:span></text:span></text:p>
            </text:list-item>
            <text:list-item>
              <text:p text:style-name="P69"><text:span text:style-name="Strong_20_Emphasis"><text:span text:style-name="T10">Cuerpo fructífero:</text:span></text:span><text:span text:style-name="T9"> Se especializan para formar una estructura reproductora.</text:span></text:p>
            </text:list-item>
          </text:list>
        </text:list-item>
        <text:list-item>
          <text:p text:style-name="P69"><text:span text:style-name="Strong_20_Emphasis"><text:span text:style-name="T10">Implicación:</text:span></text:span><text:span text:style-name="T9"> La "red de coherencia" no está fija a una forma física. Puede </text:span><text:span text:style-name="Strong_20_Emphasis"><text:span text:style-name="T10">fusionarse y reconfigurarse</text:span></text:span><text:span text:style-name="T9">, demostrando que la autopoiesis es un patrón de organización dinámico, no una estructura rígida.<text:line-break/><text:line-break/></text:span><text:span text:style-name="T11">3. Fungi (Hongos) - La Red como Estrategia</text:span></text:p>
        </text:list-item>
      </text:list>
      <text:list text:style-name="L30">
        <text:list-item>
          <text:p text:style-name="P71"><text:span text:style-name="Strong_20_Emphasis"><text:span text:style-name="T10">El Patrón:</text:span></text:span><text:span text:style-name="T9"> Es quizás el ejemplo más literal de "red". Un hongo no es la seta; es la </text:span><text:span text:style-name="Strong_20_Emphasis"><text:span text:style-name="T10">red de hifas (micelio)</text:span></text:span><text:span text:style-name="T9"> que se extiende bajo el suelo.</text:span></text:p>
        </text:list-item>
        <text:list-item>
          <text:p text:style-name="P72"><text:span text:style-name="Strong_20_Emphasis"><text:span text:style-name="T10">La Tensión/Confirmación:</text:span></text:span></text:p>
          <text:list>
            <text:list-item>
              <text:p text:style-name="P71"><text:span text:style-name="Strong_20_Emphasis"><text:span text:style-name="T10">¿Dónde está el "individuo"?</text:span></text:span><text:span text:style-name="T9"> Es difícil de definir. El micelio es una red que puede ser kilométrica. ¿Es un solo organismo o una colonia? Esto tensiona nuestro concepto de "nodo" en la red de la vida.</text:span></text:p>
            </text:list-item>
            <text:list-item>
              <text:p text:style-name="P71"><text:span text:style-name="Strong_20_Emphasis"><text:span text:style-name="T10">La Autopoiesis Distribuida:</text:span></text:span><text:span text:style-name="T9"> La red de hifas es un sistema alimenticio y de comunicación distribuido. La muerte de una parte de la red no mata al "todo", a diferencia de un animal. La red es tan resiliente porque la coherencia es distribuida, no centralizada.</text:span></text:p>
            </text:list-item>
            <text:list-item>
              <text:p text:style-name="P71"><text:span text:style-name="Strong_20_Emphasis"><text:span text:style-name="T10">Ciclo de Nutrientes:</text:span></text:span><text:span text:style-name="T9"> Son los reyes de la transición "Vivo -&gt; Orgánico". Su </text:span><text:span text:style-name="Emphasis"><text:span text:style-name="T9">razón de ser</text:span></text:span><text:span text:style-name="T9"> ecológica es descomponer la materia orgánica muerta (la red de otros seres) y reintegrarla en la biosfera. Son los "desprogramadores" de la autopoiesis ajena.<text:line-break/><text:line-break/></text:span><text:span text:style-name="T11">4. Plantae (Plantas) - La Autopoiesis Sésil y Distribuida</text:span></text:p>
            </text:list-item>
          </text:list>
        </text:list-item>
      </text:list>
      <text:list text:style-name="L31">
        <text:list-item>
          <text:p text:style-name="P73"><text:span text:style-name="Strong_20_Emphasis"><text:span text:style-name="T10">El Patrón:</text:span></text:span><text:span text:style-name="T9"> Son multicelulares con una organización modular.</text:span></text:p>
        </text:list-item>
        <text:list-item>
          <text:p text:style-name="P74"><text:span text:style-name="Strong_20_Emphasis"><text:span text:style-name="T10">La Tensión:</text:span></text:span></text:p>
          <text:list>
            <text:list-item>
              <text:p text:style-name="P73"><text:span text:style-name="Strong_20_Emphasis"><text:span text:style-name="T10">Muerte Parcial:</text:span></text:span><text:span text:style-name="T9"> Una planta puede perder el 90% de su estructura (ramas, hojas) y regenerarse. Esto refuerza la idea de que la "red de coherencia" puede tener </text:span><text:span text:style-name="Strong_20_Emphasis"><text:span text:style-name="T10">nodos y conexiones redundantes</text:span></text:span><text:span text:style-name="T9">. La vida no reside en una parte concreta, sino en el patrón de organización de los meristemos y el flujo de savia.</text:span></text:p>
            </text:list-item>
            <text:list-item>
              <text:p text:style-name="P73"><text:span text:style-name="Strong_20_Emphasis"><text:span text:style-name="T10">La "Toma de Decisiones" Descentralizada:</text:span></text:span><text:span text:style-name="T9"> Una planta no tiene cerebro, pero su red de señales hormonales y eléctricas le permite responder al ambiente. La "decisión" de florecer o crecer hacia la luz emerge de la red, no de un centro de control único.<text:line-break/><text:line-break/></text:span><text:span text:style-name="T11">5. Animalia (Animales) - La Autopoiesis Hiper-Rápida y Móvil</text:span></text:p>
            </text:list-item>
          </text:list>
        </text:list-item>
      </text:list>
      <text:list text:style-name="L32">
        <text:list-item>
          <text:p text:style-name="P75"><text:span text:style-name="Strong_20_Emphasis"><text:span text:style-name="T10">El Patrón:</text:span></text:span><text:span text:style-name="T9"> Ya lo analizamos con el cuerpo humano. La red está altamente centralizada alrededor de sistemas de control (sistema nervioso, endocrino).</text:span></text:p>
        </text:list-item>
        <text:list-item>
          <text:p text:style-name="P75"><text:span text:style-name="Strong_20_Emphasis"><text:span text:style-name="T10">La Tensión:</text:span></text:span><text:span text:style-name="T9"> La muerte aquí es más dramática y rápida porque la red es más interdependiente y opera a un ritmo metabólico muy alto. La "decoherencia" es rápida y catastrófica, como un apagón en una red eléctrica nacional.<text:line-break/><text:line-break/></text:span><text:span text:style-name="T11">Conclusión sobre los Reinos: El Patrón Persiste, la Implementación Diverge</text:span></text:p>
        </text:list-item>
      </text:list>
      <text:p text:style-name="P76"><text:soft-page-break/><text:span text:style-name="Strong_20_Emphasis"><text:span text:style-name="T10">En todos y cada uno de ellos se cumplen las premisas establecidas:</text:span></text:span></text:p>
      <text:list text:style-name="L33">
        <text:list-item>
          <text:p text:style-name="P77"><text:span text:style-name="T9">Todos mantienen una </text:span><text:span text:style-name="Strong_20_Emphasis"><text:span text:style-name="T10">frontera</text:span></text:span><text:span text:style-name="T9"> (membrana, pared celular, piel).</text:span></text:p>
        </text:list-item>
        <text:list-item>
          <text:p text:style-name="P77"><text:span text:style-name="T9">Todos tienen </text:span><text:span text:style-name="Strong_20_Emphasis"><text:span text:style-name="T10">metabolismo</text:span></text:span><text:span text:style-name="T9"> (captan energía y la usan para mantenerse lejos del equilibrio).</text:span></text:p>
        </text:list-item>
        <text:list-item>
          <text:p text:style-name="P77"><text:span text:style-name="T9">Todos son </text:span><text:span text:style-name="Strong_20_Emphasis"><text:span text:style-name="T10">autopoiéticos</text:span></text:span><text:span text:style-name="T9"> (se producen a sí mismos).</text:span></text:p>
        </text:list-item>
        <text:list-item>
          <text:p text:style-name="P77"><text:span text:style-name="T9">Todos tienen </text:span><text:span text:style-name="Strong_20_Emphasis"><text:span text:style-name="T10">herencia</text:span></text:span><text:span text:style-name="T9"> (ADN/ARN) y evolucionan.</text:span></text:p>
        </text:list-item>
      </text:list>
      <text:p text:style-name="P76"><text:span text:style-name="Strong_20_Emphasis"><text:span text:style-name="T10">La diferencia está en la </text:span></text:span><text:span text:style-name="Emphasis"><text:span text:style-name="T10">arquitectura de la red</text:span></text:span><text:span text:style-name="Strong_20_Emphasis"><text:span text:style-name="T10"> y su </text:span></text:span><text:span text:style-name="Emphasis"><text:span text:style-name="T10">estrategia para mantener la coherencia</text:span></text:span><text:span text:style-name="Strong_20_Emphasis"><text:span text:style-name="T10">:</text:span></text:span></text:p>
      <text:list text:style-name="L34">
        <text:list-item>
          <text:p text:style-name="P78"><text:span text:style-name="Strong_20_Emphasis"><text:span text:style-name="T10">Monera:</text:span></text:span><text:span text:style-name="T9"> Red mínima, máxima eficiencia reproductiva.</text:span></text:p>
        </text:list-item>
        <text:list-item>
          <text:p text:style-name="P78"><text:span text:style-name="Strong_20_Emphasis"><text:span text:style-name="T10">Protista:</text:span></text:span><text:span text:style-name="T9"> Red flexible y reconfigurable.</text:span></text:p>
        </text:list-item>
        <text:list-item>
          <text:p text:style-name="P78"><text:span text:style-name="Strong_20_Emphasis"><text:span text:style-name="T10">Fungi:</text:span></text:span><text:span text:style-name="T9"> Red física, distribuida y descentralizada.</text:span></text:p>
        </text:list-item>
        <text:list-item>
          <text:p text:style-name="P78"><text:span text:style-name="Strong_20_Emphasis"><text:span text:style-name="T10">Plantae:</text:span></text:span><text:span text:style-name="T9"> Red modular, robusta y con crecimiento indeterminado.</text:span></text:p>
        </text:list-item>
        <text:list-item>
          <text:p text:style-name="P78"><text:span text:style-name="Strong_20_Emphasis"><text:span text:style-name="T10">Animalia:</text:span></text:span><text:span text:style-name="T9"> Red centralizada, rápida y móvil.<text:line-break/><text:line-break/></text:span><text:span text:style-name="T11">El Salto a los Biomas y a la "Nurse de Vida"</text:span></text:p>
        </text:list-item>
      </text:list>
      <text:p text:style-name="P76"><text:span text:style-name="T9">Aquí es donde tu proyecto da el salto cósmico. Si el patrón se repite en los individuos, </text:span><text:span text:style-name="Strong_20_Emphasis"><text:span text:style-name="T10">¿emerge también en los colectivos?<text:line-break/><text:line-break/>Un bioma (como un bosque o un arrecife de coral) NO es un organismo autopoiético individual.</text:span></text:span><text:span text:style-name="T9"> No tiene una frontera cerrada, ni un metabolismo unificado, ni se reproduce.<text:line-break/><text:line-break/></text:span><text:span text:style-name="Strong_20_Emphasis"><text:span text:style-name="T10">PERO, un ecosistema SÍ es una </text:span></text:span><text:span text:style-name="Emphasis"><text:span text:style-name="T10">red de redes autopoiéticas</text:span></text:span><text:span text:style-name="Strong_20_Emphasis"><text:span text:style-name="T10"> acopladas.</text:span></text:span><text:span text:style-name="T9"> Es un sistema complejo adaptativo donde:</text:span></text:p>
      <text:list text:style-name="L35">
        <text:list-item>
          <text:p text:style-name="P79"><text:span text:style-name="T9">Los "enlaces" son los </text:span><text:span text:style-name="Strong_20_Emphasis"><text:span text:style-name="T10">flujos de energía y materia</text:span></text:span><text:span text:style-name="T9"> (cadena trófica, ciclos de nutrientes).</text:span></text:p>
        </text:list-item>
        <text:list-item>
          <text:p text:style-name="P79"><text:span text:style-name="T9">La "información" es la </text:span><text:span text:style-name="Strong_20_Emphasis"><text:span text:style-name="T10">coevolución</text:span></text:span><text:span text:style-name="T9"> y los </text:span><text:span text:style-name="Strong_20_Emphasis"><text:span text:style-name="T10">mecanismos de retroalimentación</text:span></text:span><text:span text:style-name="T9"> (ej: los depredadores controlan la población de presas, lo que permite el crecimiento de la vegetación).</text:span></text:p>
        </text:list-item>
        <text:list-item>
          <text:p text:style-name="P79"><text:span text:style-name="T9">Exhibe </text:span><text:span text:style-name="Strong_20_Emphasis"><text:span text:style-name="T10">propiedades emergentes</text:span></text:span><text:span text:style-name="T9"> como resiliencia, sucesión ecológica y homeostasis a gran escala (la regulación del clima local, la composición de gases).</text:span></text:p>
        </text:list-item>
      </text:list>
      <text:p text:style-name="P76"><text:span text:style-name="T9">La hipótesis de Gaia de Lovelock y Margulis (la "Nurse de Vida" que mencionas, una simbiosis unitaria a escala planetaria) es la máxima expresión de esto. Propone que la </text:span><text:span text:style-name="Strong_20_Emphasis"><text:span text:style-name="T10">biosfera entera es un sistema auto-regulador</text:span></text:span><text:span text:style-name="T9"> donde la vida modifica el entorno para mantener las condiciones de su propia existencia (ej: regulación de CO₂ y temperatura).<text:line-break/><text:line-break/></text:span><text:span text:style-name="Strong_20_Emphasis"><text:span text:style-name="T10">¿Es la Tierra un ser vivo? No en el sentido autopoiético estricto (no se reproduce). ¿Es una "red de coherencia" a escala planetaria? Absolutamente sí.</text:span></text:span><text:span text:style-name="T9"> Es el nivel más alto de la jerarquía de enlaces que tu proyecto busca cartografiar.</text:span></text:p>
      <text:p text:style-name="P80"><text:span text:style-name="Strong_20_Emphasis"><text:span text:style-name="T10">En resumen:</text:span></text:span><text:span text:style-name="T9"> </text:span><text:span text:style-name="T26">N</text:span><text:span text:style-name="T9">o solo resiste la diversificación en reinos, sino que la </text:span><text:span text:style-name="Strong_20_Emphasis"><text:span text:style-name="T10">requiere</text:span></text:span><text:span text:style-name="T9"> para demostrar su poder. Muestra que el principio de la vida es un </text:span><text:span text:style-name="Strong_20_Emphasis"><text:span text:style-name="T10">algoritmo de organización</text:span></text:span><text:span text:style-name="T9"> que puede ejecutarse en hardware y arquitecturas radicalmente diferentes, desde una bacteria hasta la intrincada red de un bosque.</text:span></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8T17:05:40.176636363</meta:creation-date>
    <dc:date>2025-11-19T21:17:20.729495939</dc:date>
    <meta:editing-duration>P1DT40M6S</meta:editing-duration>
    <meta:editing-cycles>18</meta:editing-cycles>
    <meta:generator>LibreOffice/25.2.6.2$Linux_X86_64 LibreOffice_project/520$Build-2</meta:generator>
    <meta:document-statistic meta:table-count="0" meta:image-count="0" meta:object-count="0" meta:page-count="16" meta:paragraph-count="211" meta:word-count="7466" meta:character-count="47060" meta:non-whitespace-character-count="39922"/>
  </office:meta>
</office:document-meta>
</file>